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meta.xml" manifest:media-type="text/xml"/>
  <manifest:file-entry manifest:full-path="content.xml" manifest:media-type="text/xml"/>
  <manifest:file-entry manifest:full-path="settings.xml" manifest:media-type="text/xml"/>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none" fo:border-right="0.75pt dashed #000000" fo:border-top="none" fo:border-bottom="none" style:writing-mode="page"/>
    </style:style>
    <style:style style:name="Table1.B1" style:family="table-cell">
      <style:table-cell-properties style:writing-mode="page"/>
    </style:style>
    <style:style style:name="Table1.A2" style:family="table-cell">
      <style:table-cell-properties fo:padding="0.0382in" fo:border-left="none" fo:border-right="0.75pt dashed #000000" fo:border-top="0.75pt dashed #000000" fo:border-bottom="none" style:writing-mode="page"/>
    </style:style>
    <style:style style:name="Table1.B2" style:family="table-cell">
      <style:table-cell-properties fo:padding="0.0382in" fo:border-left="none" fo:border-right="none" fo:border-top="0.75pt dashed #000000" fo:border-bottom="none" style:writing-mode="page"/>
    </style:style>
    <style:style style:name="Table2" style:family="table">
      <style:table-properties style:width="6.7361in" fo:margin-left="-0.0208in" fo:margin-top="0in" fo:margin-bottom="0in" table:align="left" style:writing-mode="page"/>
    </style:style>
    <style:style style:name="Table2.A" style:family="table-column">
      <style:table-column-properties style:column-width="0.7861in"/>
    </style:style>
    <style:style style:name="Table2.B" style:family="table-column">
      <style:table-column-properties style:column-width="1.1931in"/>
    </style:style>
    <style:style style:name="Table2.C" style:family="table-column">
      <style:table-column-properties style:column-width="1.25in"/>
    </style:style>
    <style:style style:name="Table2.D" style:family="table-column">
      <style:table-column-properties style:column-width="0.8396in"/>
    </style:style>
    <style:style style:name="Table2.E" style:family="table-column">
      <style:table-column-properties style:column-width="0.8896in"/>
    </style:style>
    <style:style style:name="Table2.F" style:family="table-column">
      <style:table-column-properties style:column-width="0.8882in"/>
    </style:style>
    <style:style style:name="Table2.G" style:family="table-column">
      <style:table-column-properties style:column-width="0.8889in"/>
    </style:style>
    <style:style style:name="Table2.1" style:family="table-row">
      <style:table-row-properties style:min-row-height="0.1778in" fo:keep-together="auto"/>
    </style:style>
    <style:style style:name="Table2.A1" style:family="table-cell">
      <style:table-cell-properties style:vertical-align="bottom" fo:padding="0.0382in" fo:border-left="0.5pt solid #000000" fo:border-right="0.5pt solid #000000" fo:border-top="none" fo:border-bottom="0.5pt solid #000000"/>
    </style:style>
    <style:style style:name="Table2.B1" style:family="table-cell">
      <style:table-cell-properties style:vertical-align="bottom" fo:padding="0.0382in" fo:border-left="none" fo:border-right="none" fo:border-top="none" fo:border-bottom="0.5pt solid #000000"/>
    </style:style>
    <style:style style:name="Table2.G1" style:family="table-cell">
      <style:table-cell-properties style:vertical-align="bottom" fo:padding="0.0382in" fo:border-left="0.5pt solid #000000" fo:border-right="none" fo:border-top="none" fo:border-bottom="0.5pt solid #000000"/>
    </style:style>
    <style:style style:name="Table2.A2" style:family="table-cell">
      <style:table-cell-properties style:vertical-align="bottom" fo:padding="0.0382in" fo:border-left="0.5pt solid #000000" fo:border-right="0.5pt solid #000000" fo:border-top="none" fo:border-bottom="none"/>
    </style:style>
    <style:style style:name="Table2.B2" style:family="table-cell">
      <style:table-cell-properties style:vertical-align="bottom" fo:padding-left="0.0208in" fo:padding-right="0.0208in" fo:padding-top="0in" fo:padding-bottom="0in" fo:border="none"/>
    </style:style>
    <style:style style:name="Table2.G2" style:family="table-cell">
      <style:table-cell-properties style:vertical-align="bottom" fo:padding="0.0382in" fo:border-left="0.5pt solid #000000" fo:border-right="none" fo:border-top="none" fo:border-bottom="none"/>
    </style:style>
    <style:style style:name="Table3" style:family="table">
      <style:table-properties style:width="6.5813in" fo:margin-left="-0.0208in" fo:margin-top="0in" fo:margin-bottom="0in" table:align="left" style:writing-mode="page"/>
    </style:style>
    <style:style style:name="Table3.A" style:family="table-column">
      <style:table-column-properties style:column-width="1.0556in"/>
    </style:style>
    <style:style style:name="Table3.B" style:family="table-column">
      <style:table-column-properties style:column-width="1.0278in"/>
    </style:style>
    <style:style style:name="Table3.C" style:family="table-column">
      <style:table-column-properties style:column-width="0.9944in"/>
    </style:style>
    <style:style style:name="Table3.D" style:family="table-column">
      <style:table-column-properties style:column-width="1.0035in"/>
    </style:style>
    <style:style style:name="Table3.E" style:family="table-column">
      <style:table-column-properties style:column-width="0.8715in"/>
    </style:style>
    <style:style style:name="Table3.F" style:family="table-column">
      <style:table-column-properties style:column-width="0.8146in"/>
    </style:style>
    <style:style style:name="Table3.G" style:family="table-column">
      <style:table-column-properties style:column-width="0.8139in"/>
    </style:style>
    <style:style style:name="Table3.1" style:family="table-row">
      <style:table-row-properties style:min-row-height="0.1778in" fo:keep-together="auto"/>
    </style:style>
    <style:style style:name="Table3.A1" style:family="table-cell">
      <style:table-cell-properties style:vertical-align="bottom" fo:padding="0.0382in" fo:border-left="0.5pt solid #000000" fo:border-right="0.5pt solid #000000" fo:border-top="none" fo:border-bottom="0.5pt solid #000000"/>
    </style:style>
    <style:style style:name="Table3.B1" style:family="table-cell">
      <style:table-cell-properties style:vertical-align="bottom" fo:padding="0.0382in" fo:border-left="none" fo:border-right="none" fo:border-top="none" fo:border-bottom="0.5pt solid #000000"/>
    </style:style>
    <style:style style:name="Table3.G1" style:family="table-cell">
      <style:table-cell-properties style:vertical-align="bottom" fo:padding="0.0382in" fo:border-left="0.5pt solid #000000" fo:border-right="none" fo:border-top="none" fo:border-bottom="0.5pt solid #000000"/>
    </style:style>
    <style:style style:name="Table3.A2" style:family="table-cell">
      <style:table-cell-properties style:vertical-align="bottom" fo:padding="0.0382in" fo:border-left="0.5pt solid #000000" fo:border-right="0.5pt solid #000000" fo:border-top="none" fo:border-bottom="none"/>
    </style:style>
    <style:style style:name="Table3.B2" style:family="table-cell">
      <style:table-cell-properties style:vertical-align="bottom" fo:padding-left="0.0208in" fo:padding-right="0.0208in" fo:padding-top="0in" fo:padding-bottom="0in" fo:border="none"/>
    </style:style>
    <style:style style:name="Table3.G2" style:family="table-cell">
      <style:table-cell-properties style:vertical-align="bottom" fo:padding="0.0382in" fo:border-left="0.5pt solid #000000" fo:border-right="none" fo:border-top="none" fo:border-bottom="none"/>
    </style:style>
    <style:style style:name="P1" style:family="paragraph" style:parent-style-name="Standard">
      <style:paragraph-properties fo:text-align="center" style:justify-single-word="false"/>
      <style:text-properties style:font-name="Liberation Serif" fo:font-size="14pt" fo:font-weight="bold" officeooo:rsid="001565f1" officeooo:paragraph-rsid="001565f1"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Liberation Serif" fo:font-size="14pt" fo:font-weight="bold" officeooo:rsid="002ee3c3" officeooo:paragraph-rsid="002ee3c3"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Liberation Serif" fo:font-size="10pt" fo:font-style="italic" fo:font-weight="normal" officeooo:rsid="0032b18a" officeooo:paragraph-rsid="0032b18a" style:font-size-asian="8.75pt" style:font-style-asian="italic" style:font-weight-asian="normal" style:font-size-complex="10pt" style:font-style-complex="italic" style:font-weight-complex="normal"/>
    </style:style>
    <style:style style:name="P4" style:family="paragraph" style:parent-style-name="Standard">
      <style:paragraph-properties fo:text-align="start" style:justify-single-word="false"/>
      <style:text-properties style:font-name="Liberation Serif" fo:font-size="11pt" fo:font-weight="normal" officeooo:rsid="0032b18a" officeooo:paragraph-rsid="0032b18a"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Liberation Serif" fo:font-size="11pt" fo:font-weight="normal" officeooo:rsid="0032b18a" officeooo:paragraph-rsid="00366d56" style:font-size-asian="11pt" style:font-weight-asian="normal" style:font-size-complex="11pt" style:font-weight-complex="normal"/>
    </style:style>
    <style:style style:name="P6" style:family="paragraph" style:parent-style-name="Standard" style:list-style-name="L1">
      <style:paragraph-properties fo:text-align="start" style:justify-single-word="false"/>
      <style:text-properties style:font-name="Liberation Serif" fo:font-size="11pt" fo:font-weight="normal" officeooo:rsid="0034edab" officeooo:paragraph-rsid="0034edab" style:font-size-asian="11pt" style:font-weight-asian="normal" style:font-size-complex="11pt" style:font-weight-complex="normal"/>
    </style:style>
    <style:style style:name="P7" style:family="paragraph" style:parent-style-name="Standard" style:list-style-name="L1">
      <style:paragraph-properties fo:text-align="start" style:justify-single-word="false"/>
      <style:text-properties style:font-name="Liberation Serif" fo:font-size="11pt" fo:font-weight="normal" officeooo:rsid="003537cc" officeooo:paragraph-rsid="003537cc" style:font-size-asian="11pt" style:font-weight-asian="normal" style:font-size-complex="11pt" style:font-weight-complex="normal"/>
    </style:style>
    <style:style style:name="P8" style:family="paragraph" style:parent-style-name="Standard" style:list-style-name="L1">
      <style:paragraph-properties fo:text-align="start" style:justify-single-word="false"/>
      <style:text-properties style:font-name="Liberation Serif" fo:font-size="11pt" fo:font-weight="normal" officeooo:rsid="00366d56" officeooo:paragraph-rsid="00366d56" style:font-size-asian="11pt" style:font-weight-asian="normal" style:font-size-complex="11pt" style:font-weight-complex="normal"/>
    </style:style>
    <style:style style:name="P9" style:family="paragraph" style:parent-style-name="Standard">
      <style:paragraph-properties fo:text-align="start" style:justify-single-word="false"/>
      <style:text-properties style:font-name="Liberation Serif" fo:font-size="11pt" fo:font-weight="normal" officeooo:rsid="00366d56" officeooo:paragraph-rsid="00366d56"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style:font-name="Liberation Serif" fo:font-size="11pt" fo:font-weight="normal" officeooo:rsid="00376e4a" officeooo:paragraph-rsid="00376e4a" style:font-size-asian="11pt" style:font-weight-asian="normal" style:font-size-complex="11pt" style:font-weight-complex="normal"/>
    </style:style>
    <style:style style:name="P11" style:family="paragraph" style:parent-style-name="Standard" style:list-style-name="L2">
      <style:paragraph-properties fo:text-align="start" style:justify-single-word="false"/>
      <style:text-properties style:font-name="Liberation Serif" fo:font-size="11pt" fo:font-weight="normal" officeooo:rsid="00376e4a" officeooo:paragraph-rsid="00376e4a" style:font-size-asian="11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style:font-name="Liberation Serif" fo:font-size="11pt" fo:font-weight="normal" officeooo:rsid="0039e68e" officeooo:paragraph-rsid="003af97b" style:font-size-asian="11pt" style:font-weight-asian="normal" style:font-size-complex="11pt" style:font-weight-complex="normal"/>
    </style:style>
    <style:style style:name="P13" style:family="paragraph" style:parent-style-name="Standard" style:list-style-name="L2">
      <style:paragraph-properties fo:text-align="start" style:justify-single-word="false"/>
      <style:text-properties style:font-name="Liberation Serif" fo:font-size="11pt" fo:font-weight="normal" officeooo:rsid="003af97b" officeooo:paragraph-rsid="003af97b"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style:font-name="Liberation Serif" fo:font-size="11pt" fo:font-weight="normal" officeooo:rsid="003af97b" officeooo:paragraph-rsid="003af97b"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style:font-name="Liberation Serif" fo:font-size="11pt" fo:font-weight="bold" officeooo:rsid="003e832d" officeooo:paragraph-rsid="003e832d" style:font-size-asian="11pt" style:font-weight-asian="bold" style:font-size-complex="11pt" style:font-weight-complex="bold"/>
    </style:style>
    <style:style style:name="P16" style:family="paragraph" style:parent-style-name="Standard" style:list-style-name="L3">
      <style:paragraph-properties fo:text-align="start" style:justify-single-word="false"/>
      <style:text-properties fo:font-weight="bold" officeooo:rsid="0040f163" officeooo:paragraph-rsid="0040f163" style:font-weight-asian="bold" style:font-weight-complex="bold"/>
    </style:style>
    <style:style style:name="P17" style:family="paragraph" style:parent-style-name="Standard">
      <style:paragraph-properties fo:text-align="center" style:justify-single-word="false">
        <style:tab-stops/>
      </style:paragraph-properties>
    </style:style>
    <style:style style:name="P18" style:family="paragraph" style:parent-style-name="Standard">
      <style:paragraph-properties fo:text-align="start" style:justify-single-word="false"/>
      <style:text-properties officeooo:paragraph-rsid="0040f163"/>
    </style:style>
    <style:style style:name="P19" style:family="paragraph" style:parent-style-name="Standard">
      <style:paragraph-properties fo:text-align="center" style:justify-single-word="false">
        <style:tab-stops/>
      </style:paragraph-properties>
      <style:text-properties fo:font-size="11pt" style:font-size-asian="11pt" style:font-size-complex="11pt"/>
    </style:style>
    <style:style style:name="P20" style:family="paragraph" style:parent-style-name="Standard">
      <style:paragraph-properties fo:text-align="start" style:justify-single-word="false"/>
      <style:text-properties style:font-name="Liberation Serif" fo:font-size="11pt" officeooo:paragraph-rsid="0040f163" style:font-size-asian="11pt" style:font-size-complex="11pt"/>
    </style:style>
    <style:style style:name="P21" style:family="paragraph" style:parent-style-name="Standard" style:list-style-name="L4">
      <style:paragraph-properties fo:text-align="start" style:justify-single-word="false"/>
      <style:text-properties style:font-name="Liberation Serif" fo:font-size="11pt" officeooo:paragraph-rsid="0040f163" style:font-size-asian="11pt" style:font-size-complex="11pt"/>
    </style:style>
    <style:style style:name="P22" style:family="paragraph" style:parent-style-name="Standard">
      <style:paragraph-properties fo:text-align="start" style:justify-single-word="false"/>
      <style:text-properties style:font-name="Liberation Serif" fo:font-size="11pt" fo:font-weight="bold" officeooo:rsid="0040f163" officeooo:paragraph-rsid="0040f163" style:font-size-asian="11pt" style:font-weight-asian="bold" style:font-size-complex="11pt" style:font-weight-complex="bold"/>
    </style:style>
    <style:style style:name="P23" style:family="paragraph" style:parent-style-name="Standard" style:list-style-name="L5">
      <style:paragraph-properties fo:text-align="start" style:justify-single-word="false"/>
      <style:text-properties style:font-name="Liberation Serif" fo:font-size="11pt" fo:font-weight="bold" officeooo:rsid="0040f163" officeooo:paragraph-rsid="0040f163" style:font-size-asian="11pt" style:font-weight-asian="bold" style:font-size-complex="11pt" style:font-weight-complex="bold"/>
    </style:style>
    <style:style style:name="P24" style:family="paragraph" style:parent-style-name="Standard" style:list-style-name="L6">
      <style:paragraph-properties fo:text-align="start" style:justify-single-word="false"/>
      <style:text-properties style:font-name="Liberation Serif" fo:font-size="11pt" fo:font-weight="bold" officeooo:rsid="0040f163" officeooo:paragraph-rsid="0040f163" style:font-size-asian="11pt" style:font-weight-asian="bold" style:font-size-complex="11pt" style:font-weight-complex="bold"/>
    </style:style>
    <style:style style:name="P25" style:family="paragraph" style:parent-style-name="Standard" style:list-style-name="L7">
      <style:paragraph-properties fo:text-align="start" style:justify-single-word="false"/>
      <style:text-properties style:font-name="Liberation Serif" fo:font-size="11pt" fo:font-weight="bold" officeooo:rsid="0040f163" officeooo:paragraph-rsid="0040f163" style:font-size-asian="11pt" style:font-weight-asian="bold" style:font-size-complex="11pt" style:font-weight-complex="bold"/>
    </style:style>
    <style:style style:name="P26" style:family="paragraph" style:parent-style-name="Standard">
      <style:paragraph-properties fo:text-align="start" style:justify-single-word="false"/>
      <style:text-properties style:font-name="Liberation Serif" fo:font-size="11pt" fo:font-weight="normal" officeooo:rsid="0040f163" officeooo:paragraph-rsid="0040f163" style:font-size-asian="11pt" style:font-weight-asian="normal" style:font-size-complex="11pt" style:font-weight-complex="normal"/>
    </style:style>
    <style:style style:name="P27" style:family="paragraph" style:parent-style-name="Standard" style:list-style-name="L8">
      <style:paragraph-properties fo:text-align="start" style:justify-single-word="false"/>
      <style:text-properties style:font-name="Liberation Serif" fo:font-size="11pt" fo:font-weight="normal" officeooo:rsid="0040f163" officeooo:paragraph-rsid="0040f163"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style:font-name="Liberation Serif" fo:font-size="11pt" fo:font-weight="normal" officeooo:rsid="0041b01a" officeooo:paragraph-rsid="0041b01a" style:font-size-asian="11pt" style:font-weight-asian="normal" style:font-size-complex="11pt" style:font-weight-complex="normal"/>
    </style:style>
    <style:style style:name="P29" style:family="paragraph" style:parent-style-name="Table_20_Contents">
      <style:paragraph-properties fo:text-align="start" style:justify-single-word="false"/>
      <style:text-properties style:font-name="Liberation Serif" fo:font-size="11pt" style:font-size-asian="11pt" style:font-size-complex="11pt"/>
    </style:style>
    <style:style style:name="T1" style:family="text">
      <style:text-properties style:font-name="Liberation Serif" fo:font-size="11pt" fo:font-weight="normal" officeooo:rsid="0040f163" style:font-size-asian="11pt" style:font-weight-asian="normal" style:font-size-complex="11pt" style:font-weight-complex="normal"/>
    </style:style>
    <style:style style:name="T2" style:family="text">
      <style:text-properties style:font-name="Liberation Serif" fo:font-size="11pt" officeooo:rsid="0040f163" style:font-size-asian="11pt" style:font-size-complex="11pt"/>
    </style:style>
    <style:style style:name="T3" style:family="text">
      <style:text-properties officeooo:rsid="0030d6e4"/>
    </style:style>
    <style:style style:name="T4" style:family="text">
      <style:text-properties style:text-underline-style="solid" style:text-underline-width="auto" style:text-underline-color="font-color"/>
    </style:style>
    <style:style style:name="T5" style:family="text">
      <style:text-properties officeooo:rsid="0033801d"/>
    </style:style>
    <style:style style:name="T6" style:family="text">
      <style:text-properties officeooo:rsid="0034edab"/>
    </style:style>
    <style:style style:name="T7" style:family="text">
      <style:text-properties officeooo:rsid="003537cc"/>
    </style:style>
    <style:style style:name="T8" style:family="text">
      <style:text-properties officeooo:rsid="00366d56"/>
    </style:style>
    <style:style style:name="T9" style:family="text">
      <style:text-properties officeooo:rsid="0038769a"/>
    </style:style>
    <style:style style:name="T10" style:family="text">
      <style:text-properties officeooo:rsid="0039e68e"/>
    </style:style>
    <style:style style:name="T11" style:family="text">
      <style:text-properties officeooo:rsid="003af97b"/>
    </style:style>
    <style:style style:name="T12" style:family="text">
      <style:text-properties fo:font-weight="normal" style:font-weight-asian="normal" style:font-weight-complex="normal"/>
    </style:style>
    <style:style style:name="T13" style:family="text">
      <style:text-properties fo:font-weight="normal" officeooo:rsid="0040f163" style:font-weight-asian="normal" style:font-weight-complex="normal"/>
    </style:style>
    <style:style style:name="T14"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weight-complex="normal" style:text-emphasize="none"/>
    </style:style>
    <style:style style:name="T15" style:family="text">
      <style:text-properties style:text-outline="false" style:text-line-through-style="none" style:text-line-through-type="none" style:font-name="Noto Sans Devanagari"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style:font-style-asian="normal" style:font-weight-asian="normal" style:font-weight-complex="normal" style:text-emphasize="none"/>
    </style:style>
    <style:style style:name="T17" style:family="text">
      <style:text-properties style:text-outline="false" style:text-line-through-style="none" style:text-line-through-type="none" fo:font-style="normal" fo:text-shadow="none" style:text-underline-style="none" fo:font-weight="normal" officeooo:rsid="0040f163" style:font-style-asian="normal" style:font-weight-asian="normal" style:font-weight-complex="normal" style:text-emphasize="none"/>
    </style:style>
    <style:style style:name="T18" style:family="text">
      <style:text-properties style:text-outline="false" style:text-line-through-style="none" style:text-line-through-type="none" fo:font-style="normal" fo:text-shadow="none" style:text-underline-style="none" style:font-style-asian="normal" style:text-emphasize="none"/>
    </style:style>
    <style:style style:name="T19" style:family="text">
      <style:text-properties style:text-outline="false" style:text-line-through-style="none" style:text-line-through-type="none" fo:font-style="normal" fo:text-shadow="none" style:text-underline-style="none" fo:font-weight="bold" officeooo:rsid="0040f163" style:font-style-asian="normal" style:font-weight-asian="bold" style:font-weight-complex="bold" style:text-emphasize="none"/>
    </style:style>
    <style:style style:name="T20" style:family="text">
      <style:text-properties style:text-outline="false" style:text-line-through-style="none" style:text-line-through-type="none" style:text-position="super 58%" fo:font-style="normal" fo:text-shadow="none" style:text-underline-style="none" fo:font-weight="normal" style:font-style-asian="normal" style:font-weight-asian="normal" style:font-weight-complex="normal" style:text-emphasize="none"/>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425 – Computer Architecture</text:p>
      <text:p text:style-name="P1">Chris Papastamos | csd4569</text:p>
      <text:p text:style-name="P2">Programming Assignment <text:span text:style-name="T3">2</text:span></text:p>
      <text:p text:style-name="P2"/>
      <text:p text:style-name="P3">Note: Extensive statistical information about all benc<text:span text:style-name="T5">h</text:span>mark runs presented can be found in the file <text:span text:style-name="T4">measurements.ods</text:span>.</text:p>
      <text:p text:style-name="P2"/>
      <text:p text:style-name="P5">For the first series of benchmarks, I ran a benchmark for every value in the range of the parameter while keeping the other parameters on the default value. The IPC values of each benchmark are very close to each other, therefore the following results are normalized by the first value of each parameter <text:span text:style-name="T8">(These benchmarks were ran for 5 million instructions each)</text:span>:</text:p>
      <text:p text:style-name="P4"/>
      <text:p text:style-name="P4"><draw:frame draw:style-name="fr1" draw:name="Object1" text:anchor-type="char" svg:x="-0.7126in" svg:y="0.0335in" svg:width="3.9701in" svg:height="2.2339in" draw:z-index="0"><draw:object xlink:href="./Object 1" xlink:type="simple" xlink:show="embed" xlink:actuate="onLoad"/><draw:image xlink:href="./ObjectReplacements/Object 1" xlink:type="simple" xlink:show="embed" xlink:actuate="onLoad"/></draw:frame><draw:frame draw:style-name="fr1" draw:name="Object2" text:anchor-type="char" svg:x="3.4457in" svg:y="0.039in" svg:width="3.9673in" svg:height="2.2307in" draw:z-index="1"><draw:object xlink:href="./Object 2" xlink:type="simple" xlink:show="embed" xlink:actuate="onLoad"/><draw:image xlink:href="./ObjectReplacements/Object 2" xlink:type="simple" xlink:show="embed" xlink:actuate="onLoad"/></draw:frame></text:p>
      <text:p text:style-name="P4"/>
      <table:table table:name="Table1" table:style-name="Table1">
        <table:table-column table:style-name="Table1.A" table:number-columns-repeated="2"/>
        <table:table-row>
          <table:table-cell table:style-name="Table1.A1" office:value-type="string">
            <text:p text:style-name="P29"/>
            <text:p text:style-name="P29"/>
            <text:p text:style-name="P29"/>
            <text:p text:style-name="P29"/>
            <text:p text:style-name="P29"/>
            <text:p text:style-name="P29"/>
            <text:p text:style-name="P29"/>
            <text:p text:style-name="P29"/>
            <text:p text:style-name="P29"/>
            <text:p text:style-name="P29"/>
            <text:p text:style-name="P29"/>
          </table:table-cell>
          <table:table-cell table:style-name="Table1.B1" office:value-type="string">
            <text:p text:style-name="P29"/>
          </table:table-cell>
        </table:table-row>
        <table:table-row>
          <table:table-cell table:style-name="Table1.A2" office:value-type="string">
            <text:p text:style-name="P29"><draw:frame draw:style-name="fr1" draw:name="Object3" text:anchor-type="char" svg:x="-0.7874in" svg:y="0.1161in" svg:width="4.0354in" svg:height="2.2709in" draw:z-index="2"><draw:object xlink:href="./Object 3" xlink:type="simple" xlink:show="embed" xlink:actuate="onLoad"/><draw:image xlink:href="./ObjectReplacements/Object 3" xlink:type="simple" xlink:show="embed" xlink:actuate="onLoad"/></draw:frame></text:p>
          </table:table-cell>
          <table:table-cell table:style-name="Table1.B2" office:value-type="string">
            <text:p text:style-name="P29"><draw:frame draw:style-name="fr1" draw:name="Object4" text:anchor-type="char" svg:x="0.1126in" svg:y="0.1346in" svg:width="3.9283in" svg:height="2.2098in" draw:z-index="3"><draw:object xlink:href="./Object 4" xlink:type="simple" xlink:show="embed" xlink:actuate="onLoad"/><draw:image xlink:href="./ObjectReplacements/Object 4" xlink:type="simple" xlink:show="embed" xlink:actuate="onLoad"/></draw:frame></text:p>
            <text:p text:style-name="P29"/>
          </table:table-cell>
        </table:table-row>
        <table:table-row>
          <table:table-cell table:style-name="Table1.B2" table:number-columns-spanned="2" office:value-type="string">
            <text:p text:style-name="P29"><draw:frame draw:style-name="fr1" draw:name="Object5" text:anchor-type="char" svg:x="1.3661in" svg:y="0.1866in" svg:width="4.0555in" svg:height="2.2811in" draw:z-index="4"><draw:object xlink:href="./Object 5" xlink:type="simple" xlink:show="embed" xlink:actuate="onLoad"/><draw:image xlink:href="./ObjectReplacements/Object 5"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able:table-cell>
          <table:covered-table-cell/>
        </table:table-row>
      </table:table>
      <text:p text:style-name="P4"/>
      <text:p text:style-name="P4"/>
      <text:p text:style-name="P4"/>
      <text:p text:style-name="P4"/>
      <text:p text:style-name="P4"><text:soft-page-break/>From the above graphs we can <text:span text:style-name="T6">extract the following information about each parameter:</text:span></text:p>
      <text:p text:style-name="P4"/>
      <text:list text:style-name="L1">
        <text:list-item>
          <text:p text:style-name="P6">L/S Queue <text:span text:style-name="T7">E</text:span>ntries: <text:span text:style-name="T7">When the value of the L/S queue entries approaches 128 entries, the IPC of the benchmark maximizes.</text:span></text:p>
        </text:list-item>
        <text:list-item>
          <text:p text:style-name="P7">ROB Entries: For benchmarks 1,4 and 5 the IPC maximizes and remains the same for 256 and 512 entries. For benchmarks 2 and 3 though, the maximum value of IPC appears at 128 entries, decreasing for entries more than 128.</text:p>
        </text:list-item>
        <text:list-item>
          <text:p text:style-name="P7">FUINT: For benchmarks 1,3 and 5 the IPC maximizes and remains the same for entries more than 8, while for benchmarks 2 and 4 the IPC maximizes at 4 entries.</text:p>
        </text:list-item>
        <text:list-item>
          <text:p text:style-name="P7">FUCOM: <text:span text:style-name="T8">All the given number of entries for FUCOM provide the same IPC <text:s/>(except 2 entries on benchmark1).</text:span></text:p>
        </text:list-item>
        <text:list-item>
          <text:p text:style-name="P8">FUFP: For benchmarks 1,4 and 5 the value of IPC was saturated at 4 entries (in benchmak5 at 2 entries) while for benchmarks 2 and 3 the maximum value was achieved at 2 and 4 entries respectively.</text:p>
        </text:list-item>
        <text:list-item>
          <text:p text:style-name="P8">FULS: The maximum IPC values were achieved at 4 entries for benchmarks 1,3 and 4 while for benchmarks 2 and 5 the maximum values were achieved at 2 entries.</text:p>
        </text:list-item>
      </text:list>
      <text:p text:style-name="P9"/>
      <text:p text:style-name="P10">Now I will run benchmarks based on the values that preformed best on the first round of benchmarks above:</text:p>
      <text:p text:style-name="P10"/>
      <text:p text:style-name="P10">From now on the benchmar<text:span text:style-name="T9">k</text:span> instruction count was changed back to 50 million The 16 benchmarks I ran had the following parameter setup:</text:p>
      <text:p text:style-name="P1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9">BENCH#</text:p>
          </table:table-cell>
          <table:table-cell table:style-name="Table2.B1" office:value-type="string">
            <text:p text:style-name="P19">LSQ_ENTRIES</text:p>
          </table:table-cell>
          <table:table-cell table:style-name="Table2.A1" office:value-type="string">
            <text:p text:style-name="P19">ROB_ENTRIES</text:p>
          </table:table-cell>
          <table:table-cell table:style-name="Table2.B1" office:value-type="string">
            <text:p text:style-name="P19">FUINT</text:p>
          </table:table-cell>
          <table:table-cell table:style-name="Table2.A1" office:value-type="string">
            <text:p text:style-name="P19">FUCOM</text:p>
          </table:table-cell>
          <table:table-cell table:style-name="Table2.B1" office:value-type="string">
            <text:p text:style-name="P19">FUFP</text:p>
          </table:table-cell>
          <table:table-cell table:style-name="Table2.G1" office:value-type="string">
            <text:p text:style-name="P19">FULS</text:p>
          </table:table-cell>
        </table:table-row>
        <table:table-row table:style-name="Table2.1">
          <table:table-cell table:style-name="Table2.A2" office:value-type="string">
            <text:p text:style-name="P17">1</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2</text:p>
          </table:table-cell>
        </table:table-row>
        <table:table-row table:style-name="Table2.1">
          <table:table-cell table:style-name="Table2.A2" office:value-type="string">
            <text:p text:style-name="P17">2</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4</text:p>
          </table:table-cell>
        </table:table-row>
        <table:table-row table:style-name="Table2.1">
          <table:table-cell table:style-name="Table2.A2" office:value-type="string">
            <text:p text:style-name="P17">3</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2</text:p>
          </table:table-cell>
        </table:table-row>
        <table:table-row table:style-name="Table2.1">
          <table:table-cell table:style-name="Table2.A2" office:value-type="string">
            <text:p text:style-name="P17">4</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4</text:p>
          </table:table-cell>
        </table:table-row>
        <table:table-row table:style-name="Table2.1">
          <table:table-cell table:style-name="Table2.A2" office:value-type="string">
            <text:p text:style-name="P17">5</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2</text:p>
          </table:table-cell>
        </table:table-row>
        <table:table-row table:style-name="Table2.1">
          <table:table-cell table:style-name="Table2.A2" office:value-type="string">
            <text:p text:style-name="P17">6</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4</text:p>
          </table:table-cell>
        </table:table-row>
        <table:table-row table:style-name="Table2.1">
          <table:table-cell table:style-name="Table2.A2" office:value-type="string">
            <text:p text:style-name="P17">7</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2</text:p>
          </table:table-cell>
        </table:table-row>
        <table:table-row table:style-name="Table2.1">
          <table:table-cell table:style-name="Table2.A2" office:value-type="string">
            <text:p text:style-name="P17">8</text:p>
          </table:table-cell>
          <table:table-cell table:style-name="Table2.B2" office:value-type="string">
            <text:p text:style-name="P17">128</text:p>
          </table:table-cell>
          <table:table-cell table:style-name="Table2.A2" office:value-type="string">
            <text:p text:style-name="P17">128</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4</text:p>
          </table:table-cell>
        </table:table-row>
        <table:table-row table:style-name="Table2.1">
          <table:table-cell table:style-name="Table2.A2" office:value-type="string">
            <text:p text:style-name="P17">9</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2</text:p>
          </table:table-cell>
        </table:table-row>
        <table:table-row table:style-name="Table2.1">
          <table:table-cell table:style-name="Table2.A2" office:value-type="string">
            <text:p text:style-name="P17">10</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4</text:p>
          </table:table-cell>
        </table:table-row>
        <table:table-row table:style-name="Table2.1">
          <table:table-cell table:style-name="Table2.A2" office:value-type="string">
            <text:p text:style-name="P17">11</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2</text:p>
          </table:table-cell>
        </table:table-row>
        <table:table-row table:style-name="Table2.1">
          <table:table-cell table:style-name="Table2.A2" office:value-type="string">
            <text:p text:style-name="P17">12</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4</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4</text:p>
          </table:table-cell>
        </table:table-row>
        <table:table-row table:style-name="Table2.1">
          <table:table-cell table:style-name="Table2.A2" office:value-type="string">
            <text:p text:style-name="P17">13</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2</text:p>
          </table:table-cell>
        </table:table-row>
        <table:table-row table:style-name="Table2.1">
          <table:table-cell table:style-name="Table2.A2" office:value-type="string">
            <text:p text:style-name="P17">14</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2</text:p>
          </table:table-cell>
          <table:table-cell table:style-name="Table2.G2" office:value-type="string">
            <text:p text:style-name="P17">4</text:p>
          </table:table-cell>
        </table:table-row>
        <table:table-row table:style-name="Table2.1">
          <table:table-cell table:style-name="Table2.A2" office:value-type="string">
            <text:p text:style-name="P17">15</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2</text:p>
          </table:table-cell>
        </table:table-row>
        <table:table-row table:style-name="Table2.1">
          <table:table-cell table:style-name="Table2.A2" office:value-type="string">
            <text:p text:style-name="P17">16</text:p>
          </table:table-cell>
          <table:table-cell table:style-name="Table2.B2" office:value-type="string">
            <text:p text:style-name="P17">128</text:p>
          </table:table-cell>
          <table:table-cell table:style-name="Table2.A2" office:value-type="string">
            <text:p text:style-name="P17">25<text:span text:style-name="T10">6</text:span></text:p>
          </table:table-cell>
          <table:table-cell table:style-name="Table2.B2" office:value-type="string">
            <text:p text:style-name="P17">8</text:p>
          </table:table-cell>
          <table:table-cell table:style-name="Table2.A2" office:value-type="string">
            <text:p text:style-name="P17">4</text:p>
          </table:table-cell>
          <table:table-cell table:style-name="Table2.B2" office:value-type="string">
            <text:p text:style-name="P17">4</text:p>
          </table:table-cell>
          <table:table-cell table:style-name="Table2.G2" office:value-type="string">
            <text:p text:style-name="P17">4</text:p>
          </table:table-cell>
        </table:table-row>
      </table:table>
      <text:p text:style-name="Standard"/>
      <text:p text:style-name="P10"/>
      <text:p text:style-name="P10"/>
      <text:p text:style-name="P10"/>
      <text:p text:style-name="P10"/>
      <text:p text:style-name="P10"/>
      <text:p text:style-name="P10"/>
      <text:p text:style-name="P10"/>
      <text:p text:style-name="P10"/>
      <text:p text:style-name="P10"><text:soft-page-break/><text:span text:style-name="T10">T</text:span>he results of these benchmarks can be seen below<draw:frame draw:style-name="fr1" draw:name="Object6" text:anchor-type="char" svg:x="-0.7717in" svg:y="0.2366in" svg:width="8.2362in" svg:height="9.7563in" draw:z-index="5"><draw:object xlink:href="./Object 6" xlink:type="simple" xlink:show="embed" xlink:actuate="onLoad"/><draw:image xlink:href="./ObjectReplacements/Object 6" xlink:type="simple" xlink:show="embed" xlink:actuate="onLoad"/></draw:frame></text:p>
      <text:p text:style-name="P10"><text:soft-page-break/>The chart above provides us with the following winners for each benchmark:</text:p>
      <text:p text:style-name="P10"/>
      <text:list text:style-name="L2">
        <text:list-item>
          <text:p text:style-name="P11">Benchmark 1: <text:s/>#2 (128,128,4,4,2,4) and #4 (128,128,4,4,4,4) </text:p>
          <text:list>
            <text:list-item>
              <text:p text:style-name="P11">For this benchmark the change in FUFP Entries has the same IPC result.</text:p>
            </text:list-item>
          </text:list>
        </text:list-item>
        <text:list-item>
          <text:p text:style-name="P12">Benchmark 2: #14 (128, 25<text:span text:style-name="T11">6</text:span>,<text:span text:style-name="T11">8,4,2,4</text:span>) and #16 (128, 25<text:span text:style-name="T11">6</text:span>,<text:span text:style-name="T11">8,4,2,4</text:span>)</text:p>
          <text:list>
            <text:list-item>
              <text:p text:style-name="P13">Here same values of FUFP generate the same IPC but that is not the general case, like benchmark1</text:p>
            </text:list-item>
          </text:list>
        </text:list-item>
        <text:list-item>
          <text:p text:style-name="P13">Benchmark 3: <text:span text:style-name="T10">#16 (128, 25</text:span>6<text:span text:style-name="T10">,</text:span>8,4,2,4<text:span text:style-name="T10">)</text:span></text:p>
        </text:list-item>
        <text:list-item>
          <text:p text:style-name="P13">Benchmark 4: #6 (128, 128, 8, 4, 2, 4)</text:p>
        </text:list-item>
        <text:list-item>
          <text:p text:style-name="P13">Benchmark 5: #1 (128, 128, 4, 4, 2, 2) and #3 (128, 128, 4, 4, 4, 2)</text:p>
        </text:list-item>
      </text:list>
      <text:p text:style-name="P14"/>
      <text:p text:style-name="P15">MiP Exploration:</text:p>
      <text:p text:style-name="P15"><text:span text:style-name="T12"/></text:p>
      <text:p text:style-name="P15"><text:span text:style-name="T12">For the purpose of this exploration I created the 16 following parameter cases based on the real life values and the given ranges:</text:span><text:span text:style-name="T1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17"><text:span text:style-name="T12">BENCH#</text:span></text:p>
          </table:table-cell>
          <table:table-cell table:style-name="Table3.B1" office:value-type="string">
            <text:p text:style-name="P17">LSQ</text:p>
          </table:table-cell>
          <table:table-cell table:style-name="Table3.A1" office:value-type="string">
            <text:p text:style-name="P17">ROB</text:p>
          </table:table-cell>
          <table:table-cell table:style-name="Table3.B1" office:value-type="string">
            <text:p text:style-name="P17">FUINT</text:p>
          </table:table-cell>
          <table:table-cell table:style-name="Table3.A1" office:value-type="string">
            <text:p text:style-name="P17">FUCOM</text:p>
          </table:table-cell>
          <table:table-cell table:style-name="Table3.B1" office:value-type="string">
            <text:p text:style-name="P17">FUFP</text:p>
          </table:table-cell>
          <table:table-cell table:style-name="Table3.G1" office:value-type="string">
            <text:p text:style-name="P17">FULS</text:p>
          </table:table-cell>
        </table:table-row>
        <table:table-row table:style-name="Table3.1">
          <table:table-cell table:style-name="Table3.A2" office:value-type="string">
            <text:p text:style-name="P17">1</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2</text:p>
          </table:table-cell>
        </table:table-row>
        <table:table-row table:style-name="Table3.1">
          <table:table-cell table:style-name="Table3.A2" office:value-type="string">
            <text:p text:style-name="P17">2</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3</text:p>
          </table:table-cell>
        </table:table-row>
        <table:table-row table:style-name="Table3.1">
          <table:table-cell table:style-name="Table3.A2" office:value-type="string">
            <text:p text:style-name="P17">3</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2</text:p>
          </table:table-cell>
        </table:table-row>
        <table:table-row table:style-name="Table3.1">
          <table:table-cell table:style-name="Table3.A2" office:value-type="string">
            <text:p text:style-name="P17">4</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3</text:p>
          </table:table-cell>
        </table:table-row>
        <table:table-row table:style-name="Table3.1">
          <table:table-cell table:style-name="Table3.A2" office:value-type="string">
            <text:p text:style-name="P17">5</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2</text:p>
          </table:table-cell>
        </table:table-row>
        <table:table-row table:style-name="Table3.1">
          <table:table-cell table:style-name="Table3.A2" office:value-type="string">
            <text:p text:style-name="P17">6</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3</text:p>
          </table:table-cell>
        </table:table-row>
        <table:table-row table:style-name="Table3.1">
          <table:table-cell table:style-name="Table3.A2" office:value-type="string">
            <text:p text:style-name="P17">7</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2</text:p>
          </table:table-cell>
        </table:table-row>
        <table:table-row table:style-name="Table3.1">
          <table:table-cell table:style-name="Table3.A2" office:value-type="string">
            <text:p text:style-name="P17">8</text:p>
          </table:table-cell>
          <table:table-cell table:style-name="Table3.B2" office:value-type="string">
            <text:p text:style-name="P17">128</text:p>
          </table:table-cell>
          <table:table-cell table:style-name="Table3.A2" office:value-type="string">
            <text:p text:style-name="P17">128</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3</text:p>
          </table:table-cell>
        </table:table-row>
        <table:table-row table:style-name="Table3.1">
          <table:table-cell table:style-name="Table3.A2" office:value-type="string">
            <text:p text:style-name="P17">9</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2</text:p>
          </table:table-cell>
        </table:table-row>
        <table:table-row table:style-name="Table3.1">
          <table:table-cell table:style-name="Table3.A2" office:value-type="string">
            <text:p text:style-name="P17">10</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3</text:p>
          </table:table-cell>
        </table:table-row>
        <table:table-row table:style-name="Table3.1">
          <table:table-cell table:style-name="Table3.A2" office:value-type="string">
            <text:p text:style-name="P17">11</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2</text:p>
          </table:table-cell>
        </table:table-row>
        <table:table-row table:style-name="Table3.1">
          <table:table-cell table:style-name="Table3.A2" office:value-type="string">
            <text:p text:style-name="P17">12</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4</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3</text:p>
          </table:table-cell>
        </table:table-row>
        <table:table-row table:style-name="Table3.1">
          <table:table-cell table:style-name="Table3.A2" office:value-type="string">
            <text:p text:style-name="P17">13</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2</text:p>
          </table:table-cell>
        </table:table-row>
        <table:table-row table:style-name="Table3.1">
          <table:table-cell table:style-name="Table3.A2" office:value-type="string">
            <text:p text:style-name="P17">14</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2</text:p>
          </table:table-cell>
          <table:table-cell table:style-name="Table3.G2" office:value-type="string">
            <text:p text:style-name="P17">3</text:p>
          </table:table-cell>
        </table:table-row>
        <table:table-row table:style-name="Table3.1">
          <table:table-cell table:style-name="Table3.A2" office:value-type="string">
            <text:p text:style-name="P17">15</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2</text:p>
          </table:table-cell>
        </table:table-row>
        <table:table-row table:style-name="Table3.1">
          <table:table-cell table:style-name="Table3.A2" office:value-type="string">
            <text:p text:style-name="P17">16</text:p>
          </table:table-cell>
          <table:table-cell table:style-name="Table3.B2" office:value-type="string">
            <text:p text:style-name="P17">128</text:p>
          </table:table-cell>
          <table:table-cell table:style-name="Table3.A2" office:value-type="string">
            <text:p text:style-name="P17">256</text:p>
          </table:table-cell>
          <table:table-cell table:style-name="Table3.B2" office:value-type="string">
            <text:p text:style-name="P17">5</text:p>
          </table:table-cell>
          <table:table-cell table:style-name="Table3.A2" office:value-type="string">
            <text:p text:style-name="P17">2</text:p>
          </table:table-cell>
          <table:table-cell table:style-name="Table3.B2" office:value-type="string">
            <text:p text:style-name="P17">3</text:p>
          </table:table-cell>
          <table:table-cell table:style-name="Table3.G2" office:value-type="string">
            <text:p text:style-name="P17">3</text:p>
          </table:table-cell>
        </table:table-row>
      </table:table>
      <text:p text:style-name="P18"><text:span text:style-name="T1">The following charts are normalized to the lowest MiP value and sorted by their MiP value, the #1 combination with MiP of </text:span><text:span text:style-name="T14">524288</text:span><text:span text:style-name="T1">:</text:span></text:p>
      <text:list text:style-name="L3">
        <text:list-item>
          <text:p text:style-name="P16"><text:span text:style-name="T2">Benchmark 1:</text:span></text:p>
        </text:list-item>
      </text:list>
      <text:p text:style-name="P18"><draw:frame draw:style-name="fr1" draw:name="Object7" text:anchor-type="char" svg:x="-0.5929in" svg:y="0.0008in" svg:width="4.6744in" svg:height="2.9984in" draw:z-index="7"><draw:object xlink:href="./Object 7" xlink:type="simple" xlink:show="embed" xlink:actuate="onLoad"/><draw:image xlink:href="./ObjectReplacements/Object 7" xlink:type="simple" xlink:show="embed" xlink:actuate="onLoad"/></draw:frame><text:span text:style-name="T1"/></text:p>
      <text:p text:style-name="P18"><text:span text:style-name="T1"/></text:p>
      <text:p text:style-name="P18"><text:span text:style-name="T1"/></text:p>
      <text:p text:style-name="P20"><text:span text:style-name="T13"/></text:p>
      <text:p text:style-name="P20"><text:span text:style-name="T13"/></text:p>
      <text:p text:style-name="P20"><text:span text:style-name="T13"/></text:p>
      <text:p text:style-name="P20"><text:span text:style-name="T13">The setups that maximizes the IPC count for benchmark 1 are #2 and #4 with MiP </text:span><text:span text:style-name="T16">786432</text:span><text:span text:style-name="T17"> and 1179648 respectively. Thus the better option for benchmark 1 is #2 since it has the lowest IPC of the two.</text:span></text:p>
      <text:p text:style-name="P20"><text:span text:style-name="T17"/></text:p>
      <text:p text:style-name="P20"><text:span text:style-name="T17"/></text:p>
      <text:list text:style-name="L4">
        <text:list-item>
          <text:p text:style-name="P21"><text:soft-page-break/><text:span text:style-name="T19">Benchmark 2</text:span></text:p>
        </text:list-item>
      </text:list>
      <text:p text:style-name="P22"><draw:frame draw:style-name="fr1" draw:name="Object8" text:anchor-type="char" svg:x="-0.4925in" svg:y="0.0925in" svg:width="4.5839in" svg:height="3.1063in" draw:z-index="8"><draw:object xlink:href="./Object 8" xlink:type="simple" xlink:show="embed" xlink:actuate="onLoad"/><draw:image xlink:href="./ObjectReplacements/Object 8" xlink:type="simple" xlink:show="embed" xlink:actuate="onLoad"/></draw:frame><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For the second benchmark, the IPC count maximizes at #14 and #16 with MiP 1966080 and 2949120 respectively. The best option is one again the lowest MiP, #14</text:span></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list text:style-name="L5">
        <text:list-item>
          <text:p text:style-name="P23"><text:span text:style-name="T18">Benchmark 3</text:span></text:p>
        </text:list-item>
      </text:list>
      <text:p text:style-name="P22"><draw:frame draw:style-name="fr1" draw:name="Object9" text:anchor-type="char" svg:x="-0.6945in" svg:y="0.1134in" svg:width="4.8154in" svg:height="3.1547in" draw:z-index="9"><draw:object xlink:href="./Object 9" xlink:type="simple" xlink:show="embed" xlink:actuate="onLoad"/><draw:image xlink:href="./ObjectReplacements/Object 9" xlink:type="simple" xlink:show="embed" xlink:actuate="onLoad"/></draw:frame><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6"><text:span text:style-name="T18"/></text:p>
      <text:p text:style-name="P26"><text:span text:style-name="T18"/></text:p>
      <text:p text:style-name="P26"><text:span text:style-name="T18"/></text:p>
      <text:p text:style-name="P26"><text:span text:style-name="T18">For this benchmark, the IPC count maximizes at #16 which has the best MiP of all setups at 2949120</text:span></text:p>
      <text:p text:style-name="P26"><text:span text:style-name="T18"/></text:p>
      <text:p text:style-name="P26"><text:span text:style-name="T18"/></text:p>
      <text:p text:style-name="P26"><text:span text:style-name="T18"/></text:p>
      <text:p text:style-name="P26"><text:span text:style-name="T18"/></text:p>
      <text:p text:style-name="P26"><text:span text:style-name="T18"/></text:p>
      <text:p text:style-name="P26"><text:span text:style-name="T18"/></text:p>
      <text:p text:style-name="P26"><text:span text:style-name="T18"/></text:p>
      <text:p text:style-name="P26"><text:span text:style-name="T18"/></text:p>
      <text:list text:style-name="L6">
        <text:list-item>
          <text:p text:style-name="P24"><text:span text:style-name="T18">Benchmark 4</text:span></text:p>
        </text:list-item>
      </text:list>
      <text:p text:style-name="P22"><draw:frame draw:style-name="fr1" draw:name="Object10" text:anchor-type="char" svg:x="-0.6839in" svg:y="0.0299in" svg:width="4.828in" svg:height="3.2457in" draw:z-index="10"><draw:object xlink:href="./Object 10" xlink:type="simple" xlink:show="embed" xlink:actuate="onLoad"/><draw:image xlink:href="./ObjectReplacements/Object 10" xlink:type="simple" xlink:show="embed" xlink:actuate="onLoad"/></draw:frame><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2"><text:span text:style-name="T18"/></text:p>
      <text:p text:style-name="P26"><text:span text:style-name="T18"/></text:p>
      <text:p text:style-name="P26"><text:span text:style-name="T18">The benchmark 4 maximizes at setup #9 with a MiP value of 1048576. </text:span></text:p>
      <text:p text:style-name="P26"><text:span text:style-name="T18"/></text:p>
      <text:p text:style-name="P26"><text:span text:style-name="T18"/></text:p>
      <text:p text:style-name="P26"><text:span text:style-name="T18"/></text:p>
      <text:p text:style-name="P26"><text:span text:style-name="T18"/></text:p>
      <text:p text:style-name="P26"><text:span text:style-name="T18"/></text:p>
      <text:p text:style-name="P26"><text:soft-page-break/><text:span text:style-name="T18"/></text:p>
      <text:list text:style-name="L7">
        <text:list-item>
          <text:p text:style-name="P25"><text:span text:style-name="T18">Benchmark 5</text:span></text:p>
        </text:list-item>
      </text:list>
      <text:p text:style-name="P22"><text:span text:style-name="T16"/></text:p>
      <text:p text:style-name="P22"><draw:frame draw:style-name="fr1" draw:name="Object11" text:anchor-type="char" svg:x="-0.5484in" svg:y="0in" svg:width="4.6811in" svg:height="2.8772in" draw:z-index="6"><draw:object xlink:href="./Object 11" xlink:type="simple" xlink:show="embed" xlink:actuate="onLoad"/><draw:image xlink:href="./ObjectReplacements/Object 11" xlink:type="simple" xlink:show="embed" xlink:actuate="onLoad"/></draw:frame><text:span text:style-name="T16"/></text:p>
      <text:p text:style-name="P22"><text:span text:style-name="T16"/></text:p>
      <text:p text:style-name="P22"><text:span text:style-name="T16"/></text:p>
      <text:p text:style-name="P22"><text:span text:style-name="T16"/></text:p>
      <text:p text:style-name="P22"><text:span text:style-name="T16">The 5</text:span><text:span text:style-name="T20">th</text:span><text:span text:style-name="T16"> benchmark weirdly maximizes at the setup with the lowest MiP value (#1), as well as the #3 setup with MiP value 786432.</text:span></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6"/></text:p>
      <text:p text:style-name="P22"><text:span text:style-name="T18">Saturation Points</text:span></text:p>
      <text:p text:style-name="P26"><text:span text:style-name="T18"/></text:p>
      <text:p text:style-name="P26"><text:span text:style-name="T18">Through the exploration on different setups of parameters we can observe a saturation point in each benchmark. A saturation point is a point where even after adding resources the performance of the system (IPC) does not improve. The saturation values can be found by focusing on the Best Values Exploration and the MiP Exploration:</text:span></text:p>
      <text:p text:style-name="P26"><text:span text:style-name="T18"/></text:p>
      <text:list text:style-name="L8">
        <text:list-item>
          <text:p text:style-name="P27"><text:span text:style-name="T18">Benchmark 1: The saturation value was on the Best Values Exploration on the #2 and #4 setup with a IPC of 0.135885</text:span></text:p>
        </text:list-item>
        <text:list-item>
          <text:p text:style-name="P27"><text:span text:style-name="T18">Benchmark 2: The saturation value was on the Best Values Exploration on the #14 and #16 setup with a IPC of 1.793284</text:span></text:p>
        </text:list-item>
        <text:list-item>
          <text:p text:style-name="P27"><text:span text:style-name="T18">Benchmark 3: The saturation value was on the Best Values Exploration on the #16 setup with a IPC of 0.7442</text:span></text:p>
        </text:list-item>
        <text:list-item>
          <text:p text:style-name="P27"><text:span text:style-name="T18">Benchmark 4: The saturation value was on the Best Values Exploration on the #6 setup with a IPC of 0.127151 </text:span></text:p>
        </text:list-item>
        <text:list-item>
          <text:p text:style-name="P27"><text:span text:style-name="T18">Benchmark 5: The saturation value was on both the Best Values Exploration and the MiP Exploration on the #1 and #2 setup with a IPC of 1.284618</text:span></text:p>
        </text:list-item>
      </text:list>
      <text:p text:style-name="P28"><text:span text:style-name="T1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7:42:37.650259862</meta:creation-date>
    <dc:date>2023-12-23T21:05:14.781202538</dc:date>
    <meta:editing-duration>PT20H31M32S</meta:editing-duration>
    <meta:editing-cycles>39</meta:editing-cycles>
    <meta:generator>LibreOffice/7.6.4.1$Linux_X86_64 LibreOffice_project/60$Build-1</meta:generator>
    <meta:print-date>2023-12-23T21:05:13.544782302</meta:print-date>
    <meta:document-statistic meta:table-count="3" meta:image-count="0" meta:object-count="11" meta:page-count="6" meta:paragraph-count="281" meta:word-count="1024" meta:character-count="4757" meta:non-whitespace-character-count="403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083cm" svg:height="5.674cm" xlink:href="." xlink:type="simple" chart:class="chart:bar" chart:style-name="ch1">
        <chart:title svg:x="1.439cm" svg:y="0.249cm" chart:style-name="ch2">
          <text:p>L/S Queue Exploraton (Normalized)</text:p>
        </chart:title>
        <chart:legend chart:legend-position="end" svg:x="8.772cm" svg:y="1.791cm" style:legend-expansion="high" chart:style-name="ch3"/>
        <chart:plot-area chart:style-name="ch4" chart:data-source-has-labels="both" svg:x="0.201cm" svg:y="1.141cm" svg:width="8.37cm" svg:height="4.42cm">
          <chart:coordinate-region svg:x="1.564cm" svg:y="1.141cm" svg:width="6.676cm" svg:height="3.773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bar">
            <chart:data-point chart:repeated="5"/>
          </chart:series>
          <chart:series chart:style-name="ch9" chart:values-cell-range-address="local-table.$B$3:.$F$3" chart:label-cell-address="local-table.$A$3" chart:class="chart:bar">
            <chart:data-point chart:repeated="5"/>
          </chart:series>
          <chart:series chart:style-name="ch10" chart:values-cell-range-address="local-table.$B$4:.$F$4" chart:label-cell-address="local-table.$A$4" chart:class="chart:bar">
            <chart:data-point chart:repeated="5"/>
          </chart:series>
          <chart:series chart:style-name="ch11" chart:values-cell-range-address="local-table.$B$5:.$F$5" chart:label-cell-address="local-table.$A$5"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nch1</text:p>
              </table:table-cell>
              <table:table-cell office:value-type="string">
                <text:p>bench2</text:p>
              </table:table-cell>
              <table:table-cell office:value-type="string">
                <text:p>bench3</text:p>
              </table:table-cell>
              <table:table-cell office:value-type="string">
                <text:p>bench4</text:p>
              </table:table-cell>
              <table:table-cell office:value-type="string">
                <text:p>bench5</text:p>
              </table:table-cell>
            </table:table-row>
          </table:table-header-rows>
          <table:table-rows>
            <table:table-row>
              <table:table-cell office:value-type="string">
                <text:p>16</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32</text:p>
              </table:table-cell>
              <table:table-cell office:value-type="float" office:value="1.0538760006906">
                <text:p>1.0538760006906</text:p>
              </table:table-cell>
              <table:table-cell office:value-type="float" office:value="1.08414779618882">
                <text:p>1.08414779618882</text:p>
              </table:table-cell>
              <table:table-cell office:value-type="float" office:value="1.04767112490455">
                <text:p>1.04767112490455</text:p>
              </table:table-cell>
              <table:table-cell office:value-type="float" office:value="0.997177344363988">
                <text:p>0.997177344363988</text:p>
              </table:table-cell>
              <table:table-cell office:value-type="float" office:value="1.06694343344565">
                <text:p>1.06694343344565</text:p>
              </table:table-cell>
            </table:table-row>
            <table:table-row>
              <table:table-cell office:value-type="string">
                <text:p>64</text:p>
              </table:table-cell>
              <table:table-cell office:value-type="float" office:value="1.05373061090969">
                <text:p>1.05373061090969</text:p>
              </table:table-cell>
              <table:table-cell office:value-type="float" office:value="1.10363175252358">
                <text:p>1.10363175252358</text:p>
              </table:table-cell>
              <table:table-cell office:value-type="float" office:value="1.04768426151711">
                <text:p>1.04768426151711</text:p>
              </table:table-cell>
              <table:table-cell office:value-type="float" office:value="1.01718490344178">
                <text:p>1.01718490344178</text:p>
              </table:table-cell>
              <table:table-cell office:value-type="float" office:value="1.14143701211886">
                <text:p>1.14143701211886</text:p>
              </table:table-cell>
            </table:table-row>
            <table:table-row>
              <table:table-cell office:value-type="string">
                <text:p>128</text:p>
              </table:table-cell>
              <table:table-cell office:value-type="float" office:value="1.05393960871975">
                <text:p>1.05393960871975</text:p>
              </table:table-cell>
              <table:table-cell office:value-type="float" office:value="1.10395252558666">
                <text:p>1.10395252558666</text:p>
              </table:table-cell>
              <table:table-cell office:value-type="float" office:value="1.04831481892001">
                <text:p>1.04831481892001</text:p>
              </table:table-cell>
              <table:table-cell office:value-type="float" office:value="1.01834126236599">
                <text:p>1.01834126236599</text:p>
              </table:table-cell>
              <table:table-cell office:value-type="float" office:value="1.19405270194506">
                <text:p>1.19405270194506</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0/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76cm" svg:stroke-color="#00a933" draw:fill-color="#00a933"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62cm" svg:height="8.244cm" xlink:href="." xlink:type="simple" chart:class="chart:line" chart:style-name="ch1">
        <chart:title svg:x="2.727cm" svg:y="0.3cm" chart:style-name="ch2">
          <text:p>Benchmark 4 Normalized Results</text:p>
        </chart:title>
        <chart:plot-area chart:style-name="ch3" chart:data-source-has-labels="both" svg:x="0.245cm" svg:y="1.243cm" svg:width="11.772cm" svg:height="6.837cm">
          <chart:coordinate-region svg:x="1.343cm" svg:y="1.442cm" svg:width="10.534cm" svg:height="5.192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line">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ENCH4</text:p>
              </table:table-cell>
            </table:table-row>
          </table:table-header-rows>
          <table:table-rows>
            <table:table-row>
              <table:table-cell office:value-type="float" office:value="524288">
                <text:p>524288</text:p>
              </table:table-cell>
              <table:table-cell office:value-type="float" office:value="1">
                <text:p>1</text:p>
              </table:table-cell>
            </table:table-row>
            <table:table-row>
              <table:table-cell office:value-type="float" office:value="655360">
                <text:p>655360</text:p>
              </table:table-cell>
              <table:table-cell office:value-type="float" office:value="1.00446755646163">
                <text:p>1.00446755646163</text:p>
              </table:table-cell>
            </table:table-row>
            <table:table-row>
              <table:table-cell office:value-type="float" office:value="786432">
                <text:p>786432</text:p>
              </table:table-cell>
              <table:table-cell office:value-type="float" office:value="1.00792374096136">
                <text:p>1.00792374096136</text:p>
              </table:table-cell>
            </table:table-row>
            <table:table-row>
              <table:table-cell office:value-type="float" office:value="786432">
                <text:p>786432</text:p>
              </table:table-cell>
              <table:table-cell office:value-type="float" office:value="1.00003185423502">
                <text:p>1.00003185423502</text:p>
              </table:table-cell>
            </table:table-row>
            <table:table-row>
              <table:table-cell office:value-type="float" office:value="983040">
                <text:p>983040</text:p>
              </table:table-cell>
              <table:table-cell office:value-type="float" office:value="1.00440384799159">
                <text:p>1.00440384799159</text:p>
              </table:table-cell>
            </table:table-row>
            <table:table-row>
              <table:table-cell office:value-type="float" office:value="983040">
                <text:p>983040</text:p>
              </table:table-cell>
              <table:table-cell office:value-type="float" office:value="1.0044197751091">
                <text:p>1.0044197751091</text:p>
              </table:table-cell>
            </table:table-row>
            <table:table-row>
              <table:table-cell office:value-type="float" office:value="1048576">
                <text:p>1048576</text:p>
              </table:table-cell>
              <table:table-cell office:value-type="float" office:value="1.009301436626">
                <text:p>1.009301436626</text:p>
              </table:table-cell>
            </table:table-row>
            <table:table-row>
              <table:table-cell office:value-type="float" office:value="1179648">
                <text:p>1179648</text:p>
              </table:table-cell>
              <table:table-cell office:value-type="float" office:value="1.00794763163763">
                <text:p>1.00794763163763</text:p>
              </table:table-cell>
            </table:table-row>
            <table:table-row>
              <table:table-cell office:value-type="float" office:value="1310720">
                <text:p>1310720</text:p>
              </table:table-cell>
              <table:table-cell office:value-type="float" office:value="1.00027872455643">
                <text:p>1.00027872455643</text:p>
              </table:table-cell>
            </table:table-row>
            <table:table-row>
              <table:table-cell office:value-type="float" office:value="1474560">
                <text:p>1474560</text:p>
              </table:table-cell>
              <table:table-cell office:value-type="float" office:value="1.00093969993311">
                <text:p>1.00093969993311</text:p>
              </table:table-cell>
            </table:table-row>
            <table:table-row>
              <table:table-cell office:value-type="float" office:value="1572864">
                <text:p>1572864</text:p>
              </table:table-cell>
              <table:table-cell office:value-type="float" office:value="1.00828210110534">
                <text:p>1.00828210110534</text:p>
              </table:table-cell>
            </table:table-row>
            <table:table-row>
              <table:table-cell office:value-type="float" office:value="1572864">
                <text:p>1572864</text:p>
              </table:table-cell>
              <table:table-cell office:value-type="float" office:value="1.0047223903418">
                <text:p>1.0047223903418</text:p>
              </table:table-cell>
            </table:table-row>
            <table:table-row>
              <table:table-cell office:value-type="float" office:value="1966080">
                <text:p>1966080</text:p>
              </table:table-cell>
              <table:table-cell office:value-type="float" office:value="1.00826617398783">
                <text:p>1.00826617398783</text:p>
              </table:table-cell>
            </table:table-row>
            <table:table-row>
              <table:table-cell office:value-type="float" office:value="1966080">
                <text:p>1966080</text:p>
              </table:table-cell>
              <table:table-cell office:value-type="float" office:value="1.00027872455643">
                <text:p>1.00027872455643</text:p>
              </table:table-cell>
            </table:table-row>
            <table:table-row>
              <table:table-cell office:value-type="float" office:value="2359296">
                <text:p>2359296</text:p>
              </table:table-cell>
              <table:table-cell office:value-type="float" office:value="1.0082183926353">
                <text:p>1.0082183926353</text:p>
              </table:table-cell>
            </table:table-row>
            <table:table-row>
              <table:table-cell office:value-type="float" office:value="2949120">
                <text:p>2949120</text:p>
              </table:table-cell>
              <table:table-cell office:value-type="float" office:value="1.00820246551779">
                <text:p>1.00820246551779</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0/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1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55308d" draw:fill-color="#55308d"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89cm" svg:height="7.307cm" xlink:href="." xlink:type="simple" chart:class="chart:line" chart:style-name="ch1">
        <chart:title svg:x="2.541cm" svg:y="0.282cm" chart:style-name="ch2">
          <text:p>Benchmark 5 Normalized Results</text:p>
        </chart:title>
        <chart:plot-area chart:style-name="ch3" chart:data-source-has-labels="both" svg:x="0.237cm" svg:y="1.207cm" svg:width="11.416cm" svg:height="5.954cm">
          <chart:coordinate-region svg:x="1.335cm" svg:y="1.406cm" svg:width="10.177cm" svg:height="4.309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line">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ENCH5</text:p>
              </table:table-cell>
            </table:table-row>
          </table:table-header-rows>
          <table:table-rows>
            <table:table-row>
              <table:table-cell office:value-type="float" office:value="524288">
                <text:p>524288</text:p>
              </table:table-cell>
              <table:table-cell office:value-type="float" office:value="1">
                <text:p>1</text:p>
              </table:table-cell>
            </table:table-row>
            <table:table-row>
              <table:table-cell office:value-type="float" office:value="655360">
                <text:p>655360</text:p>
              </table:table-cell>
              <table:table-cell office:value-type="float" office:value="0.998567667586785">
                <text:p>0.998567667586785</text:p>
              </table:table-cell>
            </table:table-row>
            <table:table-row>
              <table:table-cell office:value-type="float" office:value="786432">
                <text:p>786432</text:p>
              </table:table-cell>
              <table:table-cell office:value-type="float" office:value="0.994825699157259">
                <text:p>0.994825699157259</text:p>
              </table:table-cell>
            </table:table-row>
            <table:table-row>
              <table:table-cell office:value-type="float" office:value="786432">
                <text:p>786432</text:p>
              </table:table-cell>
              <table:table-cell office:value-type="float" office:value="1">
                <text:p>1</text:p>
              </table:table-cell>
            </table:table-row>
            <table:table-row>
              <table:table-cell office:value-type="float" office:value="983040">
                <text:p>983040</text:p>
              </table:table-cell>
              <table:table-cell office:value-type="float" office:value="0.995316895762009">
                <text:p>0.995316895762009</text:p>
              </table:table-cell>
            </table:table-row>
            <table:table-row>
              <table:table-cell office:value-type="float" office:value="983040">
                <text:p>983040</text:p>
              </table:table-cell>
              <table:table-cell office:value-type="float" office:value="0.998567667586785">
                <text:p>0.998567667586785</text:p>
              </table:table-cell>
            </table:table-row>
            <table:table-row>
              <table:table-cell office:value-type="float" office:value="1048576">
                <text:p>1048576</text:p>
              </table:table-cell>
              <table:table-cell office:value-type="float" office:value="0.988643316534565">
                <text:p>0.988643316534565</text:p>
              </table:table-cell>
            </table:table-row>
            <table:table-row>
              <table:table-cell office:value-type="float" office:value="1179648">
                <text:p>1179648</text:p>
              </table:table-cell>
              <table:table-cell office:value-type="float" office:value="0.994825699157259">
                <text:p>0.994825699157259</text:p>
              </table:table-cell>
            </table:table-row>
            <table:table-row>
              <table:table-cell office:value-type="float" office:value="1310720">
                <text:p>1310720</text:p>
              </table:table-cell>
              <table:table-cell office:value-type="float" office:value="0.98863241835316">
                <text:p>0.98863241835316</text:p>
              </table:table-cell>
            </table:table-row>
            <table:table-row>
              <table:table-cell office:value-type="float" office:value="1474560">
                <text:p>1474560</text:p>
              </table:table-cell>
              <table:table-cell office:value-type="float" office:value="0.995316895762009">
                <text:p>0.995316895762009</text:p>
              </table:table-cell>
            </table:table-row>
            <table:table-row>
              <table:table-cell office:value-type="float" office:value="1572864">
                <text:p>1572864</text:p>
              </table:table-cell>
              <table:table-cell office:value-type="float" office:value="0.989303434951091">
                <text:p>0.989303434951091</text:p>
              </table:table-cell>
            </table:table-row>
            <table:table-row>
              <table:table-cell office:value-type="float" office:value="1572864">
                <text:p>1572864</text:p>
              </table:table-cell>
              <table:table-cell office:value-type="float" office:value="0.988643316534565">
                <text:p>0.988643316534565</text:p>
              </table:table-cell>
            </table:table-row>
            <table:table-row>
              <table:table-cell office:value-type="float" office:value="1966080">
                <text:p>1966080</text:p>
              </table:table-cell>
              <table:table-cell office:value-type="float" office:value="0.989164872358943">
                <text:p>0.989164872358943</text:p>
              </table:table-cell>
            </table:table-row>
            <table:table-row>
              <table:table-cell office:value-type="float" office:value="1966080">
                <text:p>1966080</text:p>
              </table:table-cell>
              <table:table-cell office:value-type="float" office:value="0.98863241835316">
                <text:p>0.98863241835316</text:p>
              </table:table-cell>
            </table:table-row>
            <table:table-row>
              <table:table-cell office:value-type="float" office:value="2359296">
                <text:p>2359296</text:p>
              </table:table-cell>
              <table:table-cell office:value-type="float" office:value="0.989303434951091">
                <text:p>0.989303434951091</text:p>
              </table:table-cell>
            </table:table-row>
            <table:table-row>
              <table:table-cell office:value-type="float" office:value="2949120">
                <text:p>2949120</text:p>
              </table:table-cell>
              <table:table-cell office:value-type="float" office:value="0.989164872358943">
                <text:p>0.989164872358943</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076cm" svg:height="5.665cm" xlink:href="." xlink:type="simple" chart:class="chart:bar" chart:style-name="ch1">
        <chart:title svg:x="1.952cm" svg:y="0.249cm" chart:style-name="ch2">
          <text:p>ROB Exploration (Normalized)</text:p>
        </chart:title>
        <chart:legend chart:legend-position="end" svg:x="8.765cm" svg:y="1.786cm" style:legend-expansion="high" chart:style-name="ch3"/>
        <chart:plot-area chart:style-name="ch4" chart:data-source-has-labels="both" svg:x="0.201cm" svg:y="1.141cm" svg:width="8.363cm" svg:height="4.411cm">
          <chart:coordinate-region svg:x="1.564cm" svg:y="1.141cm" svg:width="6.669cm" svg:height="3.764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bar">
            <chart:data-point chart:repeated="5"/>
          </chart:series>
          <chart:series chart:style-name="ch9" chart:values-cell-range-address="local-table.$B$3:.$F$3" chart:label-cell-address="local-table.$A$3" chart:class="chart:bar">
            <chart:data-point chart:repeated="5"/>
          </chart:series>
          <chart:series chart:style-name="ch10" chart:values-cell-range-address="local-table.$B$4:.$F$4" chart:label-cell-address="local-table.$A$4" chart:class="chart:bar">
            <chart:data-point chart:repeated="5"/>
          </chart:series>
          <chart:series chart:style-name="ch11" chart:values-cell-range-address="local-table.$B$5:.$F$5" chart:label-cell-address="local-table.$A$5"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nch1</text:p>
              </table:table-cell>
              <table:table-cell office:value-type="string">
                <text:p>bench2</text:p>
              </table:table-cell>
              <table:table-cell office:value-type="string">
                <text:p>bench3</text:p>
              </table:table-cell>
              <table:table-cell office:value-type="string">
                <text:p>bench4</text:p>
              </table:table-cell>
              <table:table-cell office:value-type="string">
                <text:p>bench5</text:p>
              </table:table-cell>
            </table:table-row>
          </table:table-header-rows>
          <table:table-rows>
            <table:table-row>
              <table:table-cell office:value-type="string">
                <text:p>64</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28</text:p>
              </table:table-cell>
              <table:table-cell office:value-type="float" office:value="1.00390735036211">
                <text:p>1.00390735036211</text:p>
              </table:table-cell>
              <table:table-cell office:value-type="float" office:value="1.02721458715504">
                <text:p>1.02721458715504</text:p>
              </table:table-cell>
              <table:table-cell office:value-type="float" office:value="1.00761102490209">
                <text:p>1.00761102490209</text:p>
              </table:table-cell>
              <table:table-cell office:value-type="float" office:value="1.01188455008489">
                <text:p>1.01188455008489</text:p>
              </table:table-cell>
              <table:table-cell office:value-type="float" office:value="1.00083630070073">
                <text:p>1.00083630070073</text:p>
              </table:table-cell>
            </table:table-row>
            <table:table-row>
              <table:table-cell office:value-type="string">
                <text:p>256</text:p>
              </table:table-cell>
              <table:table-cell office:value-type="float" office:value="1.00392552408473">
                <text:p>1.00392552408473</text:p>
              </table:table-cell>
              <table:table-cell office:value-type="float" office:value="1.02707124169248">
                <text:p>1.02707124169248</text:p>
              </table:table-cell>
              <table:table-cell office:value-type="float" office:value="1.00215768861302">
                <text:p>1.00215768861302</text:p>
              </table:table-cell>
              <table:table-cell office:value-type="float" office:value="1.01188604990191">
                <text:p>1.01188604990191</text:p>
              </table:table-cell>
              <table:table-cell office:value-type="float" office:value="1.00083630070073">
                <text:p>1.00083630070073</text:p>
              </table:table-cell>
            </table:table-row>
            <table:table-row>
              <table:table-cell office:value-type="string">
                <text:p>512</text:p>
              </table:table-cell>
              <table:table-cell office:value-type="float" office:value="1.00392552408473">
                <text:p>1.00392552408473</text:p>
              </table:table-cell>
              <table:table-cell office:value-type="float" office:value="1.02697601218938">
                <text:p>1.02697601218938</text:p>
              </table:table-cell>
              <table:table-cell office:value-type="float" office:value="1.00226770774321">
                <text:p>1.00226770774321</text:p>
              </table:table-cell>
              <table:table-cell office:value-type="float" office:value="1.01188604990191">
                <text:p>1.01188604990191</text:p>
              </table:table-cell>
              <table:table-cell office:value-type="float" office:value="1.00083630070073">
                <text:p>1.00083630070073</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0.249cm" svg:height="5.767cm" xlink:href="." xlink:type="simple" chart:class="chart:bar" chart:style-name="ch1">
        <chart:title svg:x="1.866cm" svg:y="0.251cm" chart:style-name="ch2">
          <text:p>FUINT Exploration (Normalized)</text:p>
        </chart:title>
        <chart:legend chart:legend-position="end" svg:x="9.124cm" svg:y="1.837cm" style:legend-expansion="high" chart:style-name="ch3"/>
        <chart:plot-area chart:style-name="ch4" chart:data-source-has-labels="both" svg:x="0.204cm" svg:y="1.145cm" svg:width="8.716cm" svg:height="4.507cm">
          <chart:coordinate-region svg:x="1.566cm" svg:y="1.145cm" svg:width="7.022cm" svg:height="3.86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bar">
            <chart:data-point chart:repeated="5"/>
          </chart:series>
          <chart:series chart:style-name="ch9" chart:values-cell-range-address="local-table.$B$3:.$F$3" chart:label-cell-address="local-table.$A$3" chart:class="chart:bar">
            <chart:data-point chart:repeated="5"/>
          </chart:series>
          <chart:series chart:style-name="ch10" chart:values-cell-range-address="local-table.$B$4:.$F$4" chart:label-cell-address="local-table.$A$4" chart:class="chart:bar">
            <chart:data-point chart:repeated="5"/>
          </chart:series>
          <chart:series chart:style-name="ch11" chart:values-cell-range-address="local-table.$B$5:.$F$5" chart:label-cell-address="local-table.$A$5"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nch1</text:p>
              </table:table-cell>
              <table:table-cell office:value-type="string">
                <text:p>bench2</text:p>
              </table:table-cell>
              <table:table-cell office:value-type="string">
                <text:p>bench3</text:p>
              </table:table-cell>
              <table:table-cell office:value-type="string">
                <text:p>bench4</text:p>
              </table:table-cell>
              <table:table-cell office:value-type="string">
                <text:p>bench5</text:p>
              </table:table-cell>
            </table:table-row>
          </table:table-header-rows>
          <table:table-rows>
            <table:table-row>
              <table:table-cell office:value-type="string">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07478486855855">
                <text:p>1.07478486855855</text:p>
              </table:table-cell>
              <table:table-cell office:value-type="float" office:value="1.09596327148428">
                <text:p>1.09596327148428</text:p>
              </table:table-cell>
              <table:table-cell office:value-type="float" office:value="1.0077637380231">
                <text:p>1.0077637380231</text:p>
              </table:table-cell>
              <table:table-cell office:value-type="float" office:value="1.00086089497081">
                <text:p>1.00086089497081</text:p>
              </table:table-cell>
              <table:table-cell office:value-type="float" office:value="1.00166041316255">
                <text:p>1.00166041316255</text:p>
              </table:table-cell>
            </table:table-row>
            <table:table-row>
              <table:table-cell office:value-type="string">
                <text:p>8</text:p>
              </table:table-cell>
              <table:table-cell office:value-type="float" office:value="1.07478486855855">
                <text:p>1.07478486855855</text:p>
              </table:table-cell>
              <table:table-cell office:value-type="float" office:value="1.08527852123618">
                <text:p>1.08527852123618</text:p>
              </table:table-cell>
              <table:table-cell office:value-type="float" office:value="1.00778344294194">
                <text:p>1.00778344294194</text:p>
              </table:table-cell>
              <table:table-cell office:value-type="float" office:value="1.00085939515379">
                <text:p>1.00085939515379</text:p>
              </table:table-cell>
              <table:table-cell office:value-type="float" office:value="1.00166041316255">
                <text:p>1.00166041316255</text:p>
              </table:table-cell>
            </table:table-row>
            <table:table-row>
              <table:table-cell office:value-type="string">
                <text:p>16</text:p>
              </table:table-cell>
              <table:table-cell office:value-type="float" office:value="1.07478486855855">
                <text:p>1.07478486855855</text:p>
              </table:table-cell>
              <table:table-cell office:value-type="float" office:value="1.08527852123618">
                <text:p>1.08527852123618</text:p>
              </table:table-cell>
              <table:table-cell office:value-type="float" office:value="1.00778344294194">
                <text:p>1.00778344294194</text:p>
              </table:table-cell>
              <table:table-cell office:value-type="float" office:value="1.00085939515379">
                <text:p>1.00085939515379</text:p>
              </table:table-cell>
              <table:table-cell office:value-type="float" office:value="1.00166041316255">
                <text:p>1.00166041316255</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78cm" svg:height="5.612cm" xlink:href="." xlink:type="simple" chart:class="chart:bar" chart:style-name="ch1">
        <chart:title svg:x="1.572cm" svg:y="0.248cm" chart:style-name="ch2">
          <text:p>FUCOM Exploration (Normalized)</text:p>
        </chart:title>
        <chart:legend chart:legend-position="end" svg:x="9.038cm" svg:y="2.009cm" style:legend-expansion="high" chart:style-name="ch3"/>
        <chart:plot-area chart:style-name="ch4" chart:data-source-has-labels="both" svg:x="0.199cm" svg:y="1.139cm" svg:width="8.64cm" svg:height="4.361cm">
          <chart:coordinate-region svg:x="1.562cm" svg:y="1.139cm" svg:width="6.946cm" svg:height="3.714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bar">
            <chart:data-point chart:repeated="5"/>
          </chart:series>
          <chart:series chart:style-name="ch9" chart:values-cell-range-address="local-table.$B$3:.$F$3" chart:label-cell-address="local-table.$A$3" chart:class="chart:bar">
            <chart:data-point chart:repeated="5"/>
          </chart:series>
          <chart:series chart:style-name="ch10" chart:values-cell-range-address="local-table.$B$4:.$F$4" chart:label-cell-address="local-table.$A$4"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nch1</text:p>
              </table:table-cell>
              <table:table-cell office:value-type="string">
                <text:p>bench2</text:p>
              </table:table-cell>
              <table:table-cell office:value-type="string">
                <text:p>bench3</text:p>
              </table:table-cell>
              <table:table-cell office:value-type="string">
                <text:p>bench4</text:p>
              </table:table-cell>
              <table:table-cell office:value-type="string">
                <text:p>bench5</text:p>
              </table:table-cell>
            </table:table-row>
          </table:table-header-rows>
          <table:table-rows>
            <table:table-row>
              <table:table-cell office:value-type="string">
                <text:p>2</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4</text:p>
              </table:table-cell>
              <table:table-cell office:value-type="float" office:value="1.07304927804887">
                <text:p>1.07304927804887</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8</text:p>
              </table:table-cell>
              <table:table-cell office:value-type="float" office:value="1.07304927804887">
                <text:p>1.07304927804887</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3cm" svg:height="5.794cm" xlink:href="." xlink:type="simple" chart:class="chart:bar" chart:style-name="ch1">
        <chart:title svg:x="1.984cm" svg:y="0.251cm" chart:style-name="ch2">
          <text:p>FULS Exploration (Normalized)</text:p>
        </chart:title>
        <chart:legend chart:legend-position="end" svg:x="9.36cm" svg:y="2.1cm" style:legend-expansion="high" chart:style-name="ch3"/>
        <chart:plot-area chart:style-name="ch4" chart:data-source-has-labels="both" svg:x="0.206cm" svg:y="1.145cm" svg:width="8.948cm" svg:height="4.534cm">
          <chart:coordinate-region svg:x="1.568cm" svg:y="1.145cm" svg:width="7.254cm" svg:height="3.887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bar">
            <chart:data-point chart:repeated="5"/>
          </chart:series>
          <chart:series chart:style-name="ch9" chart:values-cell-range-address="local-table.$B$3:.$F$3" chart:label-cell-address="local-table.$A$3" chart:class="chart:bar">
            <chart:data-point chart:repeated="5"/>
          </chart:series>
          <chart:series chart:style-name="ch10" chart:values-cell-range-address="local-table.$B$4:.$F$4" chart:label-cell-address="local-table.$A$4" chart:class="chart:bar">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nch1</text:p>
              </table:table-cell>
              <table:table-cell office:value-type="string">
                <text:p>bench2</text:p>
              </table:table-cell>
              <table:table-cell office:value-type="string">
                <text:p>bench3</text:p>
              </table:table-cell>
              <table:table-cell office:value-type="string">
                <text:p>bench4</text:p>
              </table:table-cell>
              <table:table-cell office:value-type="string">
                <text:p>bench5</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cell office:value-type="float" office:value="1.00842129532173">
                <text:p>1.00842129532173</text:p>
              </table:table-cell>
              <table:table-cell office:value-type="float" office:value="1.00547632536105">
                <text:p>1.00547632536105</text:p>
              </table:table-cell>
              <table:table-cell office:value-type="float" office:value="0.984412401686994">
                <text:p>0.984412401686994</text:p>
              </table:table-cell>
              <table:table-cell office:value-type="float" office:value="1.00427244651707">
                <text:p>1.00427244651707</text:p>
              </table:table-cell>
            </table:table-row>
            <table:table-row>
              <table:table-cell office:value-type="string">
                <text:p>4</text:p>
              </table:table-cell>
              <table:table-cell office:value-type="float" office:value="1.00830539123481">
                <text:p>1.00830539123481</text:p>
              </table:table-cell>
              <table:table-cell office:value-type="float" office:value="1.00719133110797">
                <text:p>1.00719133110797</text:p>
              </table:table-cell>
              <table:table-cell office:value-type="float" office:value="1.01514815635853">
                <text:p>1.01514815635853</text:p>
              </table:table-cell>
              <table:table-cell office:value-type="float" office:value="1.00247769772088">
                <text:p>1.00247769772088</text:p>
              </table:table-cell>
              <table:table-cell office:value-type="float" office:value="1.00179167112006">
                <text:p>1.0017916711200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6/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vertical="true"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rotation-angle="45"/>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chart-properties chart:solid-type="cuboid"/>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data-style-name="N0">
      <style:chart-properties chart:link-data-style-to-source="true"/>
      <style:graphic-properties draw:stroke="none" draw:fill-color="#aecf00" dr3d:edge-rounding="5%"/>
      <style:text-properties fo:font-size="10pt" style:font-size-asian="10pt" style:font-size-complex="10pt"/>
    </style:style>
    <style:style style:name="ch17" style:family="chart" style:data-style-name="N0">
      <style:chart-properties chart:link-data-style-to-source="true"/>
      <style:graphic-properties draw:stroke="none" draw:fill-color="#4b1f6f" dr3d:edge-rounding="5%"/>
      <style:text-properties fo:font-size="10pt" style:font-size-asian="10pt" style:font-size-complex="10pt"/>
    </style:style>
    <style:style style:name="ch18" style:family="chart" style:data-style-name="N0">
      <style:chart-properties chart:link-data-style-to-source="true"/>
      <style:graphic-properties draw:stroke="none" draw:fill-color="#ff950e" dr3d:edge-rounding="5%"/>
      <style:text-properties fo:font-size="10pt" style:font-size-asian="10pt" style:font-size-complex="10pt"/>
    </style:style>
    <style:style style:name="ch19" style:family="chart" style:data-style-name="N0">
      <style:chart-properties chart:link-data-style-to-source="true"/>
      <style:graphic-properties draw:stroke="none" draw:fill-color="#c5000b" dr3d:edge-rounding="5%"/>
      <style:text-properties fo:font-size="10pt" style:font-size-asian="10pt" style:font-size-complex="10pt"/>
    </style:style>
    <style:style style:name="ch20" style:family="chart" style:data-style-name="N0">
      <style:chart-properties chart:link-data-style-to-source="true"/>
      <style:graphic-properties draw:stroke="none" draw:fill-color="#0084d1" dr3d:edge-rounding="5%"/>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20.919cm" svg:height="24.78cm" xlink:href="." xlink:type="simple" chart:class="chart:bar" chart:style-name="ch1">
        <chart:title svg:x="6.658cm" svg:y="0.631cm" chart:style-name="ch2">
          <text:p>Best Values Exploration (Normalized)</text:p>
        </chart:title>
        <chart:legend chart:legend-position="end" svg:x="19.794cm" svg:y="5.985cm" style:legend-expansion="custom" svg:width="0.915cm" svg:height="10.439cm" style:legend-expansion-aspect-ratio="0.0876520739534438" chart:style-name="ch3"/>
        <chart:plot-area chart:style-name="ch4" chart:data-source-has-labels="both" svg:x="0.418cm" svg:y="1.905cm" svg:width="18.958cm" svg:height="22.38cm">
          <chart:coordinate-region svg:x="1.923cm" svg:y="1.905cm" svg:width="17.121cm" svg:height="21.733cm"/>
          <chart:axis chart:dimension="x" chart:name="primary-x" chart:style-name="ch5" chartooo:axis-type="auto">
            <chartooo:date-scale/>
            <chart:categories table:cell-range-address="local-table.$B$1:.$F$1"/>
          </chart:axis>
          <chart:axis chart:dimension="y" chart:name="primary-y" chart:style-name="ch6">
            <chart:grid chart:style-name="ch7" chart:class="major"/>
          </chart:axis>
          <chart:series chart:style-name="ch8" chart:values-cell-range-address="local-table.$B$2:.$F$2" chart:label-cell-address="local-table.$A$2" chart:class="chart:bar">
            <chart:data-point chart:repeated="5"/>
          </chart:series>
          <chart:series chart:style-name="ch9" chart:values-cell-range-address="local-table.$B$3:.$F$3" chart:label-cell-address="local-table.$A$3" chart:class="chart:bar">
            <chart:data-point chart:repeated="5"/>
          </chart:series>
          <chart:series chart:style-name="ch10" chart:values-cell-range-address="local-table.$B$4:.$F$4" chart:label-cell-address="local-table.$A$4" chart:class="chart:bar">
            <chart:data-point chart:repeated="5"/>
          </chart:series>
          <chart:series chart:style-name="ch11" chart:values-cell-range-address="local-table.$B$5:.$F$5" chart:label-cell-address="local-table.$A$5" chart:class="chart:bar">
            <chart:data-point chart:repeated="5"/>
          </chart:series>
          <chart:series chart:style-name="ch12" chart:values-cell-range-address="local-table.$B$6:.$F$6" chart:label-cell-address="local-table.$A$6" chart:class="chart:bar">
            <chart:data-point chart:repeated="4"/>
            <chart:data-point chart:style-name="ch13"/>
          </chart:series>
          <chart:series chart:style-name="ch14" chart:values-cell-range-address="local-table.$B$7:.$F$7" chart:label-cell-address="local-table.$A$7" chart:class="chart:bar">
            <chart:data-point chart:repeated="5"/>
          </chart:series>
          <chart:series chart:style-name="ch15" chart:values-cell-range-address="local-table.$B$8:.$F$8" chart:label-cell-address="local-table.$A$8" chart:class="chart:bar">
            <chart:data-point chart:repeated="5"/>
          </chart:series>
          <chart:series chart:style-name="ch16" chart:values-cell-range-address="local-table.$B$9:.$F$9" chart:label-cell-address="local-table.$A$9" chart:class="chart:bar">
            <chart:data-point chart:repeated="5"/>
          </chart:series>
          <chart:series chart:style-name="ch17" chart:values-cell-range-address="local-table.$B$10:.$F$10" chart:label-cell-address="local-table.$A$10" chart:class="chart:bar">
            <chart:data-point chart:repeated="5"/>
          </chart:series>
          <chart:series chart:style-name="ch18" chart:values-cell-range-address="local-table.$B$11:.$F$11" chart:label-cell-address="local-table.$A$11" chart:class="chart:bar">
            <chart:data-point chart:repeated="5"/>
          </chart:series>
          <chart:series chart:style-name="ch19" chart:values-cell-range-address="local-table.$B$12:.$F$12" chart:label-cell-address="local-table.$A$12" chart:class="chart:bar">
            <chart:data-point chart:repeated="5"/>
          </chart:series>
          <chart:series chart:style-name="ch20" chart:values-cell-range-address="local-table.$B$13:.$F$13" chart:label-cell-address="local-table.$A$13" chart:class="chart:bar">
            <chart:data-point chart:repeated="5"/>
          </chart:series>
          <chart:series chart:style-name="ch8" chart:values-cell-range-address="local-table.$B$14:.$F$14" chart:label-cell-address="local-table.$A$14" chart:class="chart:bar">
            <chart:data-point chart:repeated="5"/>
          </chart:series>
          <chart:series chart:style-name="ch9" chart:values-cell-range-address="local-table.$B$15:.$F$15" chart:label-cell-address="local-table.$A$15" chart:class="chart:bar">
            <chart:data-point chart:repeated="5"/>
          </chart:series>
          <chart:series chart:style-name="ch10" chart:values-cell-range-address="local-table.$B$16:.$F$16" chart:label-cell-address="local-table.$A$16" chart:class="chart:bar">
            <chart:data-point chart:repeated="5"/>
          </chart:series>
          <chart:series chart:style-name="ch11" chart:values-cell-range-address="local-table.$B$17:.$F$17" chart:label-cell-address="local-table.$A$17" chart:class="chart:bar">
            <chart:data-point chart:repeated="5"/>
          </chart:series>
          <chart:wall chart:style-name="ch21"/>
          <chart:floor chart:style-name="ch2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ENCH1</text:p>
              </table:table-cell>
              <table:table-cell office:value-type="string">
                <text:p>BENCH2</text:p>
              </table:table-cell>
              <table:table-cell office:value-type="string">
                <text:p>BENCH3</text:p>
              </table:table-cell>
              <table:table-cell office:value-type="string">
                <text:p>BENCH4</text:p>
              </table:table-cell>
              <table:table-cell office:value-type="string">
                <text:p>BENCH5</text:p>
              </table:table-cell>
            </table:table-row>
          </table:table-header-rows>
          <table:table-rows>
            <table:table-row>
              <table:table-cell office:value-type="string">
                <text:p>1</text:p>
              </table:table-cell>
              <table:table-cell office:value-type="float" office:value="1.01210863172462">
                <text:p>1.01210863172462</text:p>
              </table:table-cell>
              <table:table-cell office:value-type="float" office:value="0.920864046972002">
                <text:p>0.920864046972002</text:p>
              </table:table-cell>
              <table:table-cell office:value-type="float" office:value="0.987239320666249">
                <text:p>0.987239320666249</text:p>
              </table:table-cell>
              <table:table-cell office:value-type="float" office:value="0.990784282783652">
                <text:p>0.990784282783652</text:p>
              </table:table-cell>
              <table:table-cell office:value-type="float" office:value="1.01148713927005">
                <text:p>1.01148713927005</text:p>
              </table:table-cell>
            </table:table-row>
            <table:table-row>
              <table:table-cell office:value-type="string">
                <text:p>2</text:p>
              </table:table-cell>
              <table:table-cell office:value-type="float" office:value="1.02197603844679">
                <text:p>1.02197603844679</text:p>
              </table:table-cell>
              <table:table-cell office:value-type="float" office:value="0.919424652212721">
                <text:p>0.919424652212721</text:p>
              </table:table-cell>
              <table:table-cell office:value-type="float" office:value="1.00062971948859">
                <text:p>1.00062971948859</text:p>
              </table:table-cell>
              <table:table-cell office:value-type="float" office:value="0.995202777339435">
                <text:p>0.995202777339435</text:p>
              </table:table-cell>
              <table:table-cell office:value-type="float" office:value="1.00438966354312">
                <text:p>1.00438966354312</text:p>
              </table:table-cell>
            </table:table-row>
            <table:table-row>
              <table:table-cell office:value-type="string">
                <text:p>3</text:p>
              </table:table-cell>
              <table:table-cell office:value-type="float" office:value="1.01210863172462">
                <text:p>1.01210863172462</text:p>
              </table:table-cell>
              <table:table-cell office:value-type="float" office:value="0.92120808909096">
                <text:p>0.92120808909096</text:p>
              </table:table-cell>
              <table:table-cell office:value-type="float" office:value="0.987453316250034">
                <text:p>0.987453316250034</text:p>
              </table:table-cell>
              <table:table-cell office:value-type="float" office:value="0.99081584345905">
                <text:p>0.99081584345905</text:p>
              </table:table-cell>
              <table:table-cell office:value-type="float" office:value="1.01148713927005">
                <text:p>1.01148713927005</text:p>
              </table:table-cell>
            </table:table-row>
            <table:table-row>
              <table:table-cell office:value-type="string">
                <text:p>4</text:p>
              </table:table-cell>
              <table:table-cell office:value-type="float" office:value="1.02197603844679">
                <text:p>1.02197603844679</text:p>
              </table:table-cell>
              <table:table-cell office:value-type="float" office:value="0.919777808030194">
                <text:p>0.919777808030194</text:p>
              </table:table-cell>
              <table:table-cell office:value-type="float" office:value="1.00041299784641">
                <text:p>1.00041299784641</text:p>
              </table:table-cell>
              <table:table-cell office:value-type="float" office:value="0.998619220451318">
                <text:p>0.998619220451318</text:p>
              </table:table-cell>
              <table:table-cell office:value-type="float" office:value="1.00438966354312">
                <text:p>1.00438966354312</text:p>
              </table:table-cell>
            </table:table-row>
            <table:table-row>
              <table:table-cell office:value-type="string">
                <text:p>5</text:p>
              </table:table-cell>
              <table:table-cell office:value-type="float" office:value="1.01514707098967">
                <text:p>1.01514707098967</text:p>
              </table:table-cell>
              <table:table-cell office:value-type="float" office:value="0.934675857072145">
                <text:p>0.934675857072145</text:p>
              </table:table-cell>
              <table:table-cell office:value-type="float" office:value="0.9872911157757">
                <text:p>0.9872911157757</text:p>
              </table:table-cell>
              <table:table-cell office:value-type="float" office:value="0.995139655988638">
                <text:p>0.995139655988638</text:p>
              </table:table-cell>
              <table:table-cell office:value-type="float" office:value="1.00828485018846">
                <text:p>1.00828485018846</text:p>
              </table:table-cell>
            </table:table-row>
            <table:table-row>
              <table:table-cell office:value-type="string">
                <text:p>6</text:p>
              </table:table-cell>
              <table:table-cell office:value-type="float" office:value="1.01896768273881">
                <text:p>1.01896768273881</text:p>
              </table:table-cell>
              <table:table-cell office:value-type="float" office:value="0.934711172653892">
                <text:p>0.934711172653892</text:p>
              </table:table-cell>
              <table:table-cell office:value-type="float" office:value="1.00079328299212">
                <text:p>1.00079328299212</text:p>
              </table:table-cell>
              <table:table-cell office:value-type="float" office:value="1.00324285939719">
                <text:p>1.00324285939719</text:p>
              </table:table-cell>
              <table:table-cell office:value-type="float" office:value="1.00451485753475">
                <text:p>1.00451485753475</text:p>
              </table:table-cell>
            </table:table-row>
            <table:table-row>
              <table:table-cell office:value-type="string">
                <text:p>7</text:p>
              </table:table-cell>
              <table:table-cell office:value-type="float" office:value="1.01499665320428">
                <text:p>1.01499665320428</text:p>
              </table:table-cell>
              <table:table-cell office:value-type="float" office:value="0.934736235324809">
                <text:p>0.934736235324809</text:p>
              </table:table-cell>
              <table:table-cell office:value-type="float" office:value="0.987401521140583">
                <text:p>0.987401521140583</text:p>
              </table:table-cell>
              <table:table-cell office:value-type="float" office:value="0.990626479406659">
                <text:p>0.990626479406659</text:p>
              </table:table-cell>
              <table:table-cell office:value-type="float" office:value="1.00828485018846">
                <text:p>1.00828485018846</text:p>
              </table:table-cell>
            </table:table-row>
            <table:table-row>
              <table:table-cell office:value-type="string">
                <text:p>8</text:p>
              </table:table-cell>
              <table:table-cell office:value-type="float" office:value="1.01896768273881">
                <text:p>1.01896768273881</text:p>
              </table:table-cell>
              <table:table-cell office:value-type="float" office:value="0.934675287465987">
                <text:p>0.934675287465987</text:p>
              </table:table-cell>
              <table:table-cell office:value-type="float" office:value="1.00048932748139">
                <text:p>1.00048932748139</text:p>
              </table:table-cell>
              <table:table-cell office:value-type="float" office:value="0.994200725895534">
                <text:p>0.994200725895534</text:p>
              </table:table-cell>
              <table:table-cell office:value-type="float" office:value="1.00451485753475">
                <text:p>1.00451485753475</text:p>
              </table:table-cell>
            </table:table-row>
            <table:table-row>
              <table:table-cell office:value-type="string">
                <text:p>9</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1.00591141896618">
                <text:p>1.00591141896618</text:p>
              </table:table-cell>
              <table:table-cell office:value-type="float" office:value="1.00262474517245">
                <text:p>1.00262474517245</text:p>
              </table:table-cell>
              <table:table-cell office:value-type="float" office:value="1.01334678188807">
                <text:p>1.01334678188807</text:p>
              </table:table-cell>
              <table:table-cell office:value-type="float" office:value="0.995534164431119">
                <text:p>0.995534164431119</text:p>
              </table:table-cell>
              <table:table-cell office:value-type="float" office:value="1.0010117879198">
                <text:p>1.0010117879198</text:p>
              </table:table-cell>
            </table:table-row>
            <table:table-row>
              <table:table-cell office:value-type="string">
                <text:p>11</text:p>
              </table:table-cell>
              <table:table-cell office:value-type="float" office:value="0.999902228439491">
                <text:p>0.999902228439491</text:p>
              </table:table-cell>
              <table:table-cell office:value-type="float" office:value="0.999825130909735">
                <text:p>0.999825130909735</text:p>
              </table:table-cell>
              <table:table-cell office:value-type="float" office:value="0.999880053430745">
                <text:p>0.999880053430745</text:p>
              </table:table-cell>
              <table:table-cell office:value-type="float" office:value="0.995463152911472">
                <text:p>0.995463152911472</text:p>
              </table:table-cell>
              <table:table-cell office:value-type="float" office:value="1">
                <text:p>1</text:p>
              </table:table-cell>
            </table:table-row>
            <table:table-row>
              <table:table-cell office:value-type="string">
                <text:p>12</text:p>
              </table:table-cell>
              <table:table-cell office:value-type="float" office:value="1.00591141896618">
                <text:p>1.00591141896618</text:p>
              </table:table-cell>
              <table:table-cell office:value-type="float" office:value="1.00258772077223">
                <text:p>1.00258772077223</text:p>
              </table:table-cell>
              <table:table-cell office:value-type="float" office:value="1.01317367718017">
                <text:p>1.01317367718017</text:p>
              </table:table-cell>
              <table:table-cell office:value-type="float" office:value="0.995557834937668">
                <text:p>0.995557834937668</text:p>
              </table:table-cell>
              <table:table-cell office:value-type="float" office:value="1.0010117879198">
                <text:p>1.0010117879198</text:p>
              </table:table-cell>
            </table:table-row>
            <table:table-row>
              <table:table-cell office:value-type="string">
                <text:p>13</text:p>
              </table:table-cell>
              <table:table-cell office:value-type="float" office:value="1.00001504177854">
                <text:p>1.00001504177854</text:p>
              </table:table-cell>
              <table:table-cell office:value-type="float" office:value="1.01946970805976">
                <text:p>1.01946970805976</text:p>
              </table:table-cell>
              <table:table-cell office:value-type="float" office:value="1.00015129624077">
                <text:p>1.00015129624077</text:p>
              </table:table-cell>
              <table:table-cell office:value-type="float" office:value="0.995534164431119">
                <text:p>0.995534164431119</text:p>
              </table:table-cell>
              <table:table-cell office:value-type="float" office:value="1.0000645654548">
                <text:p>1.0000645654548</text:p>
              </table:table-cell>
            </table:table-row>
            <table:table-row>
              <table:table-cell office:value-type="string">
                <text:p>14</text:p>
              </table:table-cell>
              <table:table-cell office:value-type="float" office:value="1.00676127945368">
                <text:p>1.00676127945368</text:p>
              </table:table-cell>
              <table:table-cell office:value-type="float" office:value="1.02146560803464">
                <text:p>1.02146560803464</text:p>
              </table:table-cell>
              <table:table-cell office:value-type="float" office:value="1.01353215385874">
                <text:p>1.01353215385874</text:p>
              </table:table-cell>
              <table:table-cell office:value-type="float" office:value="0.999155751933091">
                <text:p>0.999155751933091</text:p>
              </table:table-cell>
              <table:table-cell office:value-type="float" office:value="1.00140311756661">
                <text:p>1.00140311756661</text:p>
              </table:table-cell>
            </table:table-row>
            <table:table-row>
              <table:table-cell office:value-type="string">
                <text:p>15</text:p>
              </table:table-cell>
              <table:table-cell office:value-type="float" office:value="1.00140640629348">
                <text:p>1.00140640629348</text:p>
              </table:table-cell>
              <table:table-cell office:value-type="float" office:value="1.01946970805976">
                <text:p>1.01946970805976</text:p>
              </table:table-cell>
              <table:table-cell office:value-type="float" office:value="0.99935937627784">
                <text:p>0.99935937627784</text:p>
              </table:table-cell>
              <table:table-cell office:value-type="float" office:value="0.995534164431119">
                <text:p>0.995534164431119</text:p>
              </table:table-cell>
              <table:table-cell office:value-type="float" office:value="1.0000645654548">
                <text:p>1.0000645654548</text:p>
              </table:table-cell>
            </table:table-row>
            <table:table-row>
              <table:table-cell office:value-type="string">
                <text:p>16</text:p>
              </table:table-cell>
              <table:table-cell office:value-type="float" office:value="1.00599414874815">
                <text:p>1.00599414874815</text:p>
              </table:table-cell>
              <table:table-cell office:value-type="float" office:value="1.02146560803464">
                <text:p>1.02146560803464</text:p>
              </table:table-cell>
              <table:table-cell office:value-type="float" office:value="1.01436632772674">
                <text:p>1.01436632772674</text:p>
              </table:table-cell>
              <table:table-cell office:value-type="float" office:value="0.994603124506865">
                <text:p>0.994603124506865</text:p>
              </table:table-cell>
              <table:table-cell office:value-type="float" office:value="1.00140311756661">
                <text:p>1.00140311756661</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6/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7/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872cm" svg:height="7.616cm" xlink:href="." xlink:type="simple" chart:class="chart:line" chart:style-name="ch1">
        <chart:title svg:x="2.532cm" svg:y="0.288cm" chart:style-name="ch2">
          <text:p>Benchmark 1 Normalized Results</text:p>
        </chart:title>
        <chart:plot-area chart:style-name="ch3" chart:data-source-has-labels="both" svg:x="0.237cm" svg:y="1.219cm" svg:width="11.398cm" svg:height="6.245cm">
          <chart:coordinate-region svg:x="1.335cm" svg:y="1.418cm" svg:width="10.159cm" svg:height="4.6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line">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ENCH1</text:p>
              </table:table-cell>
            </table:table-row>
          </table:table-header-rows>
          <table:table-rows>
            <table:table-row>
              <table:table-cell office:value-type="float" office:value="524288">
                <text:p>524288</text:p>
              </table:table-cell>
              <table:table-cell office:value-type="float" office:value="1">
                <text:p>1</text:p>
              </table:table-cell>
            </table:table-row>
            <table:table-row>
              <table:table-cell office:value-type="float" office:value="655360">
                <text:p>655360</text:p>
              </table:table-cell>
              <table:table-cell office:value-type="float" office:value="1.00096601844352">
                <text:p>1.00096601844352</text:p>
              </table:table-cell>
            </table:table-row>
            <table:table-row>
              <table:table-cell office:value-type="float" office:value="786432">
                <text:p>786432</text:p>
              </table:table-cell>
              <table:table-cell office:value-type="float" office:value="1.00765383843713">
                <text:p>1.00765383843713</text:p>
              </table:table-cell>
            </table:table-row>
            <table:table-row>
              <table:table-cell office:value-type="float" office:value="786432">
                <text:p>786432</text:p>
              </table:table-cell>
              <table:table-cell office:value-type="float" office:value="1">
                <text:p>1</text:p>
              </table:table-cell>
            </table:table-row>
            <table:table-row>
              <table:table-cell office:value-type="float" office:value="983040">
                <text:p>983040</text:p>
              </table:table-cell>
              <table:table-cell office:value-type="float" office:value="1.00524622323943">
                <text:p>1.00524622323943</text:p>
              </table:table-cell>
            </table:table-row>
            <table:table-row>
              <table:table-cell office:value-type="float" office:value="983040">
                <text:p>983040</text:p>
              </table:table-cell>
              <table:table-cell office:value-type="float" office:value="1.00096601844352">
                <text:p>1.00096601844352</text:p>
              </table:table-cell>
            </table:table-row>
            <table:table-row>
              <table:table-cell office:value-type="float" office:value="1048576">
                <text:p>1048576</text:p>
              </table:table-cell>
              <table:table-cell office:value-type="float" office:value="0.988036233122543">
                <text:p>0.988036233122543</text:p>
              </table:table-cell>
            </table:table-row>
            <table:table-row>
              <table:table-cell office:value-type="float" office:value="1179648">
                <text:p>1179648</text:p>
              </table:table-cell>
              <table:table-cell office:value-type="float" office:value="1.00765383843713">
                <text:p>1.00765383843713</text:p>
              </table:table-cell>
            </table:table-row>
            <table:table-row>
              <table:table-cell office:value-type="float" office:value="1310720">
                <text:p>1310720</text:p>
              </table:table-cell>
              <table:table-cell office:value-type="float" office:value="0.990488433786867">
                <text:p>0.990488433786867</text:p>
              </table:table-cell>
            </table:table-row>
            <table:table-row>
              <table:table-cell office:value-type="float" office:value="1474560">
                <text:p>1474560</text:p>
              </table:table-cell>
              <table:table-cell office:value-type="float" office:value="1.00524622323943">
                <text:p>1.00524622323943</text:p>
              </table:table-cell>
            </table:table-row>
            <table:table-row>
              <table:table-cell office:value-type="float" office:value="1572864">
                <text:p>1572864</text:p>
              </table:table-cell>
              <table:table-cell office:value-type="float" office:value="0.988207144077935">
                <text:p>0.988207144077935</text:p>
              </table:table-cell>
            </table:table-row>
            <table:table-row>
              <table:table-cell office:value-type="float" office:value="1572864">
                <text:p>1572864</text:p>
              </table:table-cell>
              <table:table-cell office:value-type="float" office:value="0.988036233122543">
                <text:p>0.988036233122543</text:p>
              </table:table-cell>
            </table:table-row>
            <table:table-row>
              <table:table-cell office:value-type="float" office:value="1966080">
                <text:p>1966080</text:p>
              </table:table-cell>
              <table:table-cell office:value-type="float" office:value="0.986185936257645">
                <text:p>0.986185936257645</text:p>
              </table:table-cell>
            </table:table-row>
            <table:table-row>
              <table:table-cell office:value-type="float" office:value="1966080">
                <text:p>1966080</text:p>
              </table:table-cell>
              <table:table-cell office:value-type="float" office:value="0.990488433786867">
                <text:p>0.990488433786867</text:p>
              </table:table-cell>
            </table:table-row>
            <table:table-row>
              <table:table-cell office:value-type="float" office:value="2359296">
                <text:p>2359296</text:p>
              </table:table-cell>
              <table:table-cell office:value-type="float" office:value="0.988207144077935">
                <text:p>0.988207144077935</text:p>
              </table:table-cell>
            </table:table-row>
            <table:table-row>
              <table:table-cell office:value-type="float" office:value="2949120">
                <text:p>2949120</text:p>
              </table:table-cell>
              <table:table-cell office:value-type="float" office:value="0.986185936257645">
                <text:p>0.98618593625764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7/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8/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ff4000" draw:fill-color="#ff4000" dr3d:edge-rounding="5%"/>
      <style:text-properties fo:font-size="10pt" style:font-size-asian="10pt" style:font-size-complex="10pt"/>
    </style:style>
    <style:style style:name="ch7" style:family="chart">
      <style:chart-properties chart:solid-type="cuboid" chart:symbol-type="named-symbol" chart:symbol-name="square" chart:symbol-width="0.25cm" chart:symbol-height="0.25cm"/>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1.643cm" svg:height="7.889cm" xlink:href="." xlink:type="simple" chart:class="chart:line" chart:style-name="ch1">
        <chart:title svg:x="2.417cm" svg:y="0.293cm" chart:style-name="ch2">
          <text:p>Benchmark 3 Normalized Results</text:p>
        </chart:title>
        <chart:plot-area chart:style-name="ch3" chart:data-source-has-labels="both" svg:x="0.232cm" svg:y="1.229cm" svg:width="11.179cm" svg:height="6.503cm">
          <chart:coordinate-region svg:x="1.33cm" svg:y="1.429cm" svg:width="9.94cm" svg:height="4.857cm"/>
          <chart:axis chart:dimension="x" chart:name="primary-x" chart:style-name="ch4" chartooo:axis-type="auto">
            <chartooo:date-scale/>
            <chart:categories table:cell-range-address="local-table.$A$2:.$A$17"/>
          </chart:axis>
          <chart:axis chart:dimension="y" chart:name="primary-y" chart:style-name="ch4">
            <chart:grid chart:style-name="ch5" chart:class="major"/>
          </chart:axis>
          <chart:series chart:style-name="ch6" chart:values-cell-range-address="local-table.$B$2:.$B$17" chart:label-cell-address="local-table.$B$1" chart:class="chart:line">
            <chart:data-point/>
            <chart:data-point chart:style-name="ch7"/>
            <chart:data-point chart:repeated="1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ENCH3</text:p>
              </table:table-cell>
            </table:table-row>
          </table:table-header-rows>
          <table:table-rows>
            <table:table-row>
              <table:table-cell office:value-type="float" office:value="524288">
                <text:p>524288</text:p>
              </table:table-cell>
              <table:table-cell office:value-type="float" office:value="1">
                <text:p>1</text:p>
              </table:table-cell>
            </table:table-row>
            <table:table-row>
              <table:table-cell office:value-type="float" office:value="655360">
                <text:p>655360</text:p>
              </table:table-cell>
              <table:table-cell office:value-type="float" office:value="1.00012840018887">
                <text:p>1.00012840018887</text:p>
              </table:table-cell>
            </table:table-row>
            <table:table-row>
              <table:table-cell office:value-type="float" office:value="786432">
                <text:p>786432</text:p>
              </table:table-cell>
              <table:table-cell office:value-type="float" office:value="1.0129905094312">
                <text:p>1.0129905094312</text:p>
              </table:table-cell>
            </table:table-row>
            <table:table-row>
              <table:table-cell office:value-type="float" office:value="786432">
                <text:p>786432</text:p>
              </table:table-cell>
              <table:table-cell office:value-type="float" office:value="1.00015463248552">
                <text:p>1.00015463248552</text:p>
              </table:table-cell>
            </table:table-row>
            <table:table-row>
              <table:table-cell office:value-type="float" office:value="983040">
                <text:p>983040</text:p>
              </table:table-cell>
              <table:table-cell office:value-type="float" office:value="1.01356900060472">
                <text:p>1.01356900060472</text:p>
              </table:table-cell>
            </table:table-row>
            <table:table-row>
              <table:table-cell office:value-type="float" office:value="983040">
                <text:p>983040</text:p>
              </table:table-cell>
              <table:table-cell office:value-type="float" office:value="0.999919922462854">
                <text:p>0.999919922462854</text:p>
              </table:table-cell>
            </table:table-row>
            <table:table-row>
              <table:table-cell office:value-type="float" office:value="1048576">
                <text:p>1048576</text:p>
              </table:table-cell>
              <table:table-cell office:value-type="float" office:value="1.01292561901317">
                <text:p>1.01292561901317</text:p>
              </table:table-cell>
            </table:table-row>
            <table:table-row>
              <table:table-cell office:value-type="float" office:value="1179648">
                <text:p>1179648</text:p>
              </table:table-cell>
              <table:table-cell office:value-type="float" office:value="1.01252937326901">
                <text:p>1.01252937326901</text:p>
              </table:table-cell>
            </table:table-row>
            <table:table-row>
              <table:table-cell office:value-type="float" office:value="1310720">
                <text:p>1310720</text:p>
              </table:table-cell>
              <table:table-cell office:value-type="float" office:value="1.01273508970065">
                <text:p>1.01273508970065</text:p>
              </table:table-cell>
            </table:table-row>
            <table:table-row>
              <table:table-cell office:value-type="float" office:value="1474560">
                <text:p>1474560</text:p>
              </table:table-cell>
              <table:table-cell office:value-type="float" office:value="1.01324454851456">
                <text:p>1.01324454851456</text:p>
              </table:table-cell>
            </table:table-row>
            <table:table-row>
              <table:table-cell office:value-type="float" office:value="1572864">
                <text:p>1572864</text:p>
              </table:table-cell>
              <table:table-cell office:value-type="float" office:value="1.02590370261964">
                <text:p>1.02590370261964</text:p>
              </table:table-cell>
            </table:table-row>
            <table:table-row>
              <table:table-cell office:value-type="float" office:value="1572864">
                <text:p>1572864</text:p>
              </table:table-cell>
              <table:table-cell office:value-type="float" office:value="1.01274751552538">
                <text:p>1.01274751552538</text:p>
              </table:table-cell>
            </table:table-row>
            <table:table-row>
              <table:table-cell office:value-type="float" office:value="1966080">
                <text:p>1966080</text:p>
              </table:table-cell>
              <table:table-cell office:value-type="float" office:value="1.02607214157709">
                <text:p>1.02607214157709</text:p>
              </table:table-cell>
            </table:table-row>
            <table:table-row>
              <table:table-cell office:value-type="float" office:value="1966080">
                <text:p>1966080</text:p>
              </table:table-cell>
              <table:table-cell office:value-type="float" office:value="1.01318380003811">
                <text:p>1.01318380003811</text:p>
              </table:table-cell>
            </table:table-row>
            <table:table-row>
              <table:table-cell office:value-type="float" office:value="2359296">
                <text:p>2359296</text:p>
              </table:table-cell>
              <table:table-cell office:value-type="float" office:value="1.02518438543252">
                <text:p>1.02518438543252</text:p>
              </table:table-cell>
            </table:table-row>
            <table:table-row>
              <table:table-cell office:value-type="float" office:value="2949120">
                <text:p>2949120</text:p>
              </table:table-cell>
              <table:table-cell office:value-type="float" office:value="1.02630547095256">
                <text:p>1.02630547095256</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8/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9/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0000" number:language="en" number:country="US">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ffd428" draw:fill-color="#ffd428"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2.23cm" svg:height="8.013cm" xlink:href="." xlink:type="simple" chart:class="chart:line" chart:style-name="ch1">
        <chart:title svg:x="2.711cm" svg:y="0.296cm" chart:style-name="ch2">
          <text:p>Benchmark 2 Normalized Results</text:p>
        </chart:title>
        <chart:plot-area chart:style-name="ch3" chart:data-source-has-labels="both" svg:x="0.244cm" svg:y="1.235cm" svg:width="11.742cm" svg:height="6.618cm">
          <chart:coordinate-region svg:x="1.172cm" svg:y="1.434cm" svg:width="10.674cm" svg:height="4.973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line">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ENCH2</text:p>
              </table:table-cell>
            </table:table-row>
          </table:table-header-rows>
          <table:table-rows>
            <table:table-row>
              <table:table-cell office:value-type="float" office:value="524288">
                <text:p>524288</text:p>
              </table:table-cell>
              <table:table-cell office:value-type="float" office:value="1">
                <text:p>1</text:p>
              </table:table-cell>
            </table:table-row>
            <table:table-row>
              <table:table-cell office:value-type="float" office:value="655360">
                <text:p>655360</text:p>
              </table:table-cell>
              <table:table-cell office:value-type="float" office:value="1.01085627970616">
                <text:p>1.01085627970616</text:p>
              </table:table-cell>
            </table:table-row>
            <table:table-row>
              <table:table-cell office:value-type="float" office:value="786432">
                <text:p>786432</text:p>
              </table:table-cell>
              <table:table-cell office:value-type="float" office:value="0.997765775038536">
                <text:p>0.997765775038536</text:p>
              </table:table-cell>
            </table:table-row>
            <table:table-row>
              <table:table-cell office:value-type="float" office:value="786432">
                <text:p>786432</text:p>
              </table:table-cell>
              <table:table-cell office:value-type="float" office:value="1.00012123701341">
                <text:p>1.00012123701341</text:p>
              </table:table-cell>
            </table:table-row>
            <table:table-row>
              <table:table-cell office:value-type="float" office:value="983040">
                <text:p>983040</text:p>
              </table:table-cell>
              <table:table-cell office:value-type="float" office:value="1.01229627851853">
                <text:p>1.01229627851853</text:p>
              </table:table-cell>
            </table:table-row>
            <table:table-row>
              <table:table-cell office:value-type="float" office:value="983040">
                <text:p>983040</text:p>
              </table:table-cell>
              <table:table-cell office:value-type="float" office:value="1.01085627970616">
                <text:p>1.01085627970616</text:p>
              </table:table-cell>
            </table:table-row>
            <table:table-row>
              <table:table-cell office:value-type="float" office:value="1048576">
                <text:p>1048576</text:p>
              </table:table-cell>
              <table:table-cell office:value-type="float" office:value="1.08593663015536">
                <text:p>1.08593663015536</text:p>
              </table:table-cell>
            </table:table-row>
            <table:table-row>
              <table:table-cell office:value-type="float" office:value="1179648">
                <text:p>1179648</text:p>
              </table:table-cell>
              <table:table-cell office:value-type="float" office:value="0.997765775038536">
                <text:p>0.997765775038536</text:p>
              </table:table-cell>
            </table:table-row>
            <table:table-row>
              <table:table-cell office:value-type="float" office:value="1310720">
                <text:p>1310720</text:p>
              </table:table-cell>
              <table:table-cell office:value-type="float" office:value="1.10370527529462">
                <text:p>1.10370527529462</text:p>
              </table:table-cell>
            </table:table-row>
            <table:table-row>
              <table:table-cell office:value-type="float" office:value="1474560">
                <text:p>1474560</text:p>
              </table:table-cell>
              <table:table-cell office:value-type="float" office:value="1.01240823718908">
                <text:p>1.01240823718908</text:p>
              </table:table-cell>
            </table:table-row>
            <table:table-row>
              <table:table-cell office:value-type="float" office:value="1572864">
                <text:p>1572864</text:p>
              </table:table-cell>
              <table:table-cell office:value-type="float" office:value="1.08685827887977">
                <text:p>1.08685827887977</text:p>
              </table:table-cell>
            </table:table-row>
            <table:table-row>
              <table:table-cell office:value-type="float" office:value="1572864">
                <text:p>1572864</text:p>
              </table:table-cell>
              <table:table-cell office:value-type="float" office:value="1.08623044434603">
                <text:p>1.08623044434603</text:p>
              </table:table-cell>
            </table:table-row>
            <table:table-row>
              <table:table-cell office:value-type="float" office:value="1966080">
                <text:p>1966080</text:p>
              </table:table-cell>
              <table:table-cell office:value-type="float" office:value="1.10426383153498">
                <text:p>1.10426383153498</text:p>
              </table:table-cell>
            </table:table-row>
            <table:table-row>
              <table:table-cell office:value-type="float" office:value="1966080">
                <text:p>1966080</text:p>
              </table:table-cell>
              <table:table-cell office:value-type="float" office:value="1.10349496618972">
                <text:p>1.10349496618972</text:p>
              </table:table-cell>
            </table:table-row>
            <table:table-row>
              <table:table-cell office:value-type="float" office:value="2359296">
                <text:p>2359296</text:p>
              </table:table-cell>
              <table:table-cell office:value-type="float" office:value="1.08678343358067">
                <text:p>1.08678343358067</text:p>
              </table:table-cell>
            </table:table-row>
            <table:table-row>
              <table:table-cell office:value-type="float" office:value="2949120">
                <text:p>2949120</text:p>
              </table:table-cell>
              <table:table-cell office:value-type="float" office:value="1.10426383153498">
                <text:p>1.10426383153498</text:p>
              </table:table-cell>
            </table:table-row>
          </table:table-rows>
        </table:table>
      </chart:chart>
    </office:chart>
  </office:body>
</office:document-content>
</file>

<file path=Object 9/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9/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